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B000001E0D76811843B54219B.png" manifest:media-type="image/png"/>
  <manifest:file-entry manifest:full-path="Pictures/100002010000022E0000021B12EECA050F20B08C.png" manifest:media-type="image/png"/>
  <manifest:file-entry manifest:full-path="Pictures/10000201000004540000031E5B850C621990C2F0.png" manifest:media-type="image/png"/>
  <manifest:file-entry manifest:full-path="Pictures/10000201000005840000023E05259CFEDF17A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officeooo:rsid="002f4d90" officeooo:paragraph-rsid="002f4d90"/>
    </style:style>
    <style:style style:name="P42" style:family="paragraph" style:parent-style-name="Standard">
      <style:text-properties style:text-underline-style="none" officeooo:rsid="00225991" officeooo:paragraph-rsid="00210963"/>
    </style:style>
    <style:style style:name="P43" style:family="paragraph" style:parent-style-name="Standard">
      <style:text-properties style:text-underline-style="none" officeooo:rsid="0028e893" officeooo:paragraph-rsid="0028e893"/>
    </style:style>
    <style:style style:name="P44" style:family="paragraph" style:parent-style-name="Standard">
      <style:text-properties style:text-underline-style="none" officeooo:rsid="0028e893" officeooo:paragraph-rsid="00854169"/>
    </style:style>
    <style:style style:name="P45" style:family="paragraph" style:parent-style-name="Standard">
      <style:text-properties style:text-underline-style="none" officeooo:rsid="0028e893" officeooo:paragraph-rsid="00b83a58"/>
    </style:style>
    <style:style style:name="P46" style:family="paragraph" style:parent-style-name="Standard">
      <style:text-properties style:text-underline-style="none" officeooo:rsid="0028e893" officeooo:paragraph-rsid="00dbc581"/>
    </style:style>
    <style:style style:name="P47" style:family="paragraph" style:parent-style-name="Standard">
      <style:text-properties style:text-underline-style="none" officeooo:rsid="0028e893" officeooo:paragraph-rsid="017dfe70"/>
    </style:style>
    <style:style style:name="P48" style:family="paragraph" style:parent-style-name="Standard">
      <style:text-properties style:text-underline-style="none" fo:font-weight="bold" officeooo:rsid="007ce167" officeooo:paragraph-rsid="007ce167" style:font-weight-asian="bold" style:font-weight-complex="bold"/>
    </style:style>
    <style:style style:name="P49" style:family="paragraph" style:parent-style-name="Standard">
      <style:text-properties style:text-underline-style="none" fo:font-weight="bold" officeooo:rsid="007b948e" officeooo:paragraph-rsid="0028e893" style:font-weight-asian="bold" style:font-weight-complex="bold"/>
    </style:style>
    <style:style style:name="P50" style:family="paragraph" style:parent-style-name="Standard">
      <style:text-properties style:text-underline-style="none" fo:font-weight="bold" officeooo:rsid="00b123d3" officeooo:paragraph-rsid="00b123d3" style:font-weight-asian="bold" style:font-weight-complex="bold"/>
    </style:style>
    <style:style style:name="P51" style:family="paragraph" style:parent-style-name="Standard">
      <style:text-properties style:text-underline-style="none" fo:font-weight="bold" officeooo:rsid="0111c602" officeooo:paragraph-rsid="0111c602" style:font-weight-asian="bold" style:font-weight-complex="bold"/>
    </style:style>
    <style:style style:name="P52" style:family="paragraph" style:parent-style-name="Standard">
      <style:text-properties style:text-underline-style="none" fo:font-weight="bold" officeooo:rsid="015f6ced" officeooo:paragraph-rsid="015f6ced" style:font-weight-asian="bold" style:font-weight-complex="bold"/>
    </style:style>
    <style:style style:name="P53" style:family="paragraph" style:parent-style-name="Standard">
      <style:text-properties style:text-underline-style="none" fo:font-weight="bold" officeooo:rsid="017dfe70" officeooo:paragraph-rsid="017dfe70" style:font-weight-asian="bold" style:font-weight-complex="bold"/>
    </style:style>
    <style:style style:name="P54" style:family="paragraph" style:parent-style-name="Standard">
      <style:text-properties style:text-underline-style="none" fo:font-weight="bold" officeooo:rsid="018e8f78" officeooo:paragraph-rsid="018e8f78" style:font-weight-asian="bold" style:font-weight-complex="bold"/>
    </style:style>
    <style:style style:name="P55" style:family="paragraph" style:parent-style-name="Standard">
      <style:text-properties style:text-underline-style="none" fo:font-weight="bold" officeooo:rsid="0116155f" officeooo:paragraph-rsid="0116155f" style:font-weight-asian="bold" style:font-weight-complex="bold"/>
    </style:style>
    <style:style style:name="P56" style:family="paragraph" style:parent-style-name="Standard">
      <style:text-properties style:text-underline-style="none" fo:font-weight="bold" officeooo:rsid="0205beca" officeooo:paragraph-rsid="0205beca" style:font-weight-asian="bold" style:font-weight-complex="bold"/>
    </style:style>
    <style:style style:name="P57" style:family="paragraph" style:parent-style-name="Standard">
      <style:text-properties style:text-underline-style="none" fo:font-weight="bold" officeooo:rsid="0223f811" officeooo:paragraph-rsid="0223f811" style:font-weight-asian="bold" style:font-weight-complex="bold"/>
    </style:style>
    <style:style style:name="P58" style:family="paragraph" style:parent-style-name="Standard">
      <style:text-properties style:text-underline-style="none" fo:font-weight="bold" officeooo:rsid="0229a95c" officeooo:paragraph-rsid="0229a95c" style:font-weight-asian="bold" style:font-weight-complex="bold"/>
    </style:style>
    <style:style style:name="P59" style:family="paragraph" style:parent-style-name="Standard">
      <style:text-properties style:text-underline-style="none" fo:font-weight="bold" officeooo:rsid="02207ebf" officeooo:paragraph-rsid="02207ebf" style:font-weight-asian="bold" style:font-weight-complex="bold"/>
    </style:style>
    <style:style style:name="P60" style:family="paragraph" style:parent-style-name="Standard">
      <style:text-properties style:text-underline-style="none" officeooo:rsid="007ee7bf" officeooo:paragraph-rsid="007ee7bf"/>
    </style:style>
    <style:style style:name="P61" style:family="paragraph" style:parent-style-name="Standard">
      <style:text-properties style:text-underline-style="none" officeooo:rsid="00803ae2" officeooo:paragraph-rsid="00803ae2"/>
    </style:style>
    <style:style style:name="P62" style:family="paragraph" style:parent-style-name="Standard">
      <style:text-properties style:text-underline-style="none" officeooo:rsid="0084205b" officeooo:paragraph-rsid="0084205b"/>
    </style:style>
    <style:style style:name="P63" style:family="paragraph" style:parent-style-name="Standard">
      <style:text-properties style:text-underline-style="none" officeooo:rsid="008d104a" officeooo:paragraph-rsid="008d104a"/>
    </style:style>
    <style:style style:name="P64" style:family="paragraph" style:parent-style-name="Standard">
      <style:text-properties style:text-underline-style="none" officeooo:rsid="008d104a" officeooo:paragraph-rsid="00b5de35"/>
    </style:style>
    <style:style style:name="P65" style:family="paragraph" style:parent-style-name="Standard">
      <style:text-properties style:text-underline-style="none" officeooo:rsid="008d104a" officeooo:paragraph-rsid="00b63894"/>
    </style:style>
    <style:style style:name="P66" style:family="paragraph" style:parent-style-name="Standard">
      <style:text-properties style:text-underline-style="none" officeooo:rsid="00b123d3" officeooo:paragraph-rsid="00b123d3"/>
    </style:style>
    <style:style style:name="P67" style:family="paragraph" style:parent-style-name="Standard">
      <style:text-properties style:text-underline-style="none" officeooo:rsid="00be0648" officeooo:paragraph-rsid="00be0648"/>
    </style:style>
    <style:style style:name="P68" style:family="paragraph" style:parent-style-name="Standard">
      <style:text-properties style:text-underline-style="none" officeooo:rsid="00be0648" officeooo:paragraph-rsid="0159e387"/>
    </style:style>
    <style:style style:name="P69" style:family="paragraph" style:parent-style-name="Standard">
      <style:text-properties style:text-underline-style="none" officeooo:rsid="00c20678" officeooo:paragraph-rsid="00c20678"/>
    </style:style>
    <style:style style:name="P70" style:family="paragraph" style:parent-style-name="Standard">
      <style:text-properties style:text-underline-style="none" officeooo:rsid="00c3bf34" officeooo:paragraph-rsid="00c3bf34"/>
    </style:style>
    <style:style style:name="P71" style:family="paragraph" style:parent-style-name="Standard">
      <style:text-properties style:text-underline-style="none" officeooo:rsid="00ec481a" officeooo:paragraph-rsid="00ec481a"/>
    </style:style>
    <style:style style:name="P72" style:family="paragraph" style:parent-style-name="Standard">
      <style:text-properties style:text-underline-style="none" officeooo:rsid="0111c602" officeooo:paragraph-rsid="0111c602"/>
    </style:style>
    <style:style style:name="P73" style:family="paragraph" style:parent-style-name="Standard">
      <style:text-properties style:text-underline-style="none" officeooo:rsid="0116155f" officeooo:paragraph-rsid="0116155f"/>
    </style:style>
    <style:style style:name="P74" style:family="paragraph" style:parent-style-name="Standard">
      <style:text-properties style:text-underline-style="none" officeooo:rsid="016c95cd" officeooo:paragraph-rsid="016c95cd"/>
    </style:style>
    <style:style style:name="P75" style:family="paragraph" style:parent-style-name="Standard">
      <style:text-properties style:text-underline-style="none" officeooo:rsid="0176c422" officeooo:paragraph-rsid="0176c422"/>
    </style:style>
    <style:style style:name="P76" style:family="paragraph" style:parent-style-name="Standard">
      <style:text-properties style:text-underline-style="none" officeooo:rsid="007fd3fa" officeooo:paragraph-rsid="007fd3fa"/>
    </style:style>
    <style:style style:name="P77" style:family="paragraph" style:parent-style-name="Standard">
      <style:text-properties style:text-underline-style="none" officeooo:rsid="0179ad3a" officeooo:paragraph-rsid="0179ad3a"/>
    </style:style>
    <style:style style:name="P78" style:family="paragraph" style:parent-style-name="Standard">
      <style:text-properties style:text-underline-style="none" officeooo:rsid="01765019" officeooo:paragraph-rsid="0187bf35"/>
    </style:style>
    <style:style style:name="P79" style:family="paragraph" style:parent-style-name="Standard">
      <style:text-properties style:text-underline-style="none" officeooo:rsid="0187bf35" officeooo:paragraph-rsid="0187bf35"/>
    </style:style>
    <style:style style:name="P80" style:family="paragraph" style:parent-style-name="Standard">
      <style:text-properties style:text-underline-style="none" officeooo:rsid="018a6848" officeooo:paragraph-rsid="018a6848"/>
    </style:style>
    <style:style style:name="P81" style:family="paragraph" style:parent-style-name="Standard">
      <style:text-properties style:text-underline-style="none" officeooo:rsid="018e8f78" officeooo:paragraph-rsid="018e8f78"/>
    </style:style>
    <style:style style:name="P82" style:family="paragraph" style:parent-style-name="Standard">
      <style:text-properties style:text-underline-style="none" officeooo:rsid="00b8fa46" officeooo:paragraph-rsid="00b8fa46"/>
    </style:style>
    <style:style style:name="P83" style:family="paragraph" style:parent-style-name="Standard">
      <style:text-properties style:text-underline-style="none" officeooo:rsid="01a0c81c" officeooo:paragraph-rsid="01a0c81c"/>
    </style:style>
    <style:style style:name="P84" style:family="paragraph" style:parent-style-name="Standard">
      <style:text-properties style:text-underline-style="none" officeooo:rsid="0205beca" officeooo:paragraph-rsid="0205beca"/>
    </style:style>
    <style:style style:name="P85" style:family="paragraph" style:parent-style-name="Standard">
      <style:text-properties style:text-underline-style="none" officeooo:rsid="02073ff6" officeooo:paragraph-rsid="02073ff6"/>
    </style:style>
    <style:style style:name="P86" style:family="paragraph" style:parent-style-name="Standard">
      <style:text-properties style:text-underline-style="none" officeooo:rsid="0209e84e" officeooo:paragraph-rsid="0209e84e"/>
    </style:style>
    <style:style style:name="P87" style:family="paragraph" style:parent-style-name="Standard">
      <style:text-properties style:text-underline-style="none" officeooo:rsid="0218b255" officeooo:paragraph-rsid="0218b255"/>
    </style:style>
    <style:style style:name="P88" style:family="paragraph" style:parent-style-name="Standard">
      <style:text-properties style:text-underline-style="none" officeooo:rsid="0221744b" officeooo:paragraph-rsid="0221744b"/>
    </style:style>
    <style:style style:name="P89" style:family="paragraph" style:parent-style-name="Standard">
      <style:text-properties style:text-underline-style="none" officeooo:rsid="0223f811" officeooo:paragraph-rsid="0223f811"/>
    </style:style>
    <style:style style:name="P90" style:family="paragraph" style:parent-style-name="Standard">
      <style:text-properties style:text-underline-style="none" officeooo:rsid="0229a95c" officeooo:paragraph-rsid="0229a95c"/>
    </style:style>
    <style:style style:name="P91" style:family="paragraph" style:parent-style-name="Standard">
      <style:text-properties style:text-underline-style="none" officeooo:rsid="022aa332" officeooo:paragraph-rsid="022aa332"/>
    </style:style>
    <style:style style:name="P92" style:family="paragraph" style:parent-style-name="Standard">
      <style:text-properties style:text-underline-style="none" fo:font-weight="normal" officeooo:rsid="0223f811" officeooo:paragraph-rsid="0223f811" style:font-weight-asian="normal" style:font-weight-complex="normal"/>
    </style:style>
    <style:style style:name="P93"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95"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97"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98"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99"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00"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03"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04"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05" style:family="paragraph" style:parent-style-name="Standard">
      <style:text-properties officeooo:rsid="003cea09" officeooo:paragraph-rsid="003cea09"/>
    </style:style>
    <style:style style:name="P106"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08"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09" style:family="paragraph" style:parent-style-name="Standard">
      <style:text-properties fo:font-size="10pt" style:font-size-asian="10pt" style:font-size-complex="10pt"/>
    </style:style>
    <style:style style:name="P110" style:family="paragraph" style:parent-style-name="Standard">
      <style:text-properties fo:font-size="10pt" officeooo:paragraph-rsid="0121853c" style:font-size-asian="10pt" style:font-size-complex="10pt"/>
    </style:style>
    <style:style style:name="P111" style:family="paragraph" style:parent-style-name="Standard">
      <style:text-properties fo:font-size="10pt" officeooo:rsid="02a093df" officeooo:paragraph-rsid="02a093df" style:font-size-asian="10pt" style:font-size-complex="10pt"/>
    </style:style>
    <style:style style:name="P112" style:family="paragraph" style:parent-style-name="Standard">
      <style:text-properties fo:font-size="10pt" fo:font-weight="bold" style:font-size-asian="10pt" style:font-weight-asian="bold" style:font-size-complex="10pt" style:font-weight-complex="bold"/>
    </style:style>
    <style:style style:name="P113"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70"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71"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74"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75"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76"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77"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78"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79"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180"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81"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82"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96"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197"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198"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199"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00"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01"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02"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03" style:family="paragraph" style:parent-style-name="Standard">
      <style:text-properties fo:font-size="12pt" officeooo:rsid="024d5c22" officeooo:paragraph-rsid="024d5c22" style:font-size-asian="10.5pt" style:font-size-complex="12pt"/>
    </style:style>
    <style:style style:name="P204" style:family="paragraph" style:parent-style-name="Standard">
      <style:text-properties fo:font-size="12pt" officeooo:rsid="024d76af" officeooo:paragraph-rsid="024d76af" style:font-size-asian="10.5pt" style:font-size-complex="12pt"/>
    </style:style>
    <style:style style:name="P205"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06" style:family="paragraph" style:parent-style-name="Standard">
      <style:text-properties officeooo:rsid="00210963" officeooo:paragraph-rsid="00210963"/>
    </style:style>
    <style:style style:name="P207" style:family="paragraph" style:parent-style-name="Standard">
      <style:text-properties officeooo:rsid="00d96496" officeooo:paragraph-rsid="00d96496"/>
    </style:style>
    <style:style style:name="P208" style:family="paragraph" style:parent-style-name="Standard">
      <style:text-properties fo:font-weight="bold" style:font-weight-asian="bold" style:font-weight-complex="bold"/>
    </style:style>
    <style:style style:name="P209" style:family="paragraph" style:parent-style-name="Standard">
      <style:text-properties fo:font-weight="bold" officeooo:rsid="01200409" officeooo:paragraph-rsid="01200409" style:font-weight-asian="bold" style:font-weight-complex="bold"/>
    </style:style>
    <style:style style:name="P210" style:family="paragraph" style:parent-style-name="Standard">
      <style:text-properties fo:font-weight="bold" officeooo:rsid="012f8cde" officeooo:paragraph-rsid="012f8cde" style:font-weight-asian="bold" style:font-weight-complex="bold"/>
    </style:style>
    <style:style style:name="P211" style:family="paragraph" style:parent-style-name="Standard">
      <style:text-properties fo:font-weight="bold" officeooo:rsid="014437d2" officeooo:paragraph-rsid="014437d2" style:font-weight-asian="bold" style:font-weight-complex="bold"/>
    </style:style>
    <style:style style:name="P212" style:family="paragraph" style:parent-style-name="Standard">
      <style:text-properties fo:font-weight="bold" officeooo:rsid="014437d2" officeooo:paragraph-rsid="01445cbd" style:font-weight-asian="bold" style:font-weight-complex="bold"/>
    </style:style>
    <style:style style:name="P213" style:family="paragraph" style:parent-style-name="Standard">
      <style:text-properties fo:font-weight="bold" officeooo:rsid="0147707a" officeooo:paragraph-rsid="0147707a" style:font-weight-asian="bold" style:font-weight-complex="bold"/>
    </style:style>
    <style:style style:name="P214" style:family="paragraph" style:parent-style-name="Standard">
      <style:text-properties fo:font-weight="bold" officeooo:rsid="014be96b" officeooo:paragraph-rsid="014be96b" style:font-weight-asian="bold" style:font-weight-complex="bold"/>
    </style:style>
    <style:style style:name="P215" style:family="paragraph" style:parent-style-name="Standard">
      <style:text-properties fo:font-weight="bold" officeooo:rsid="01513269" officeooo:paragraph-rsid="01513269" style:font-weight-asian="bold" style:font-weight-complex="bold"/>
    </style:style>
    <style:style style:name="P216" style:family="paragraph" style:parent-style-name="Standard">
      <style:text-properties fo:font-weight="bold" officeooo:rsid="0191b98c" officeooo:paragraph-rsid="0191b98c" style:font-weight-asian="bold" style:font-weight-complex="bold"/>
    </style:style>
    <style:style style:name="P217" style:family="paragraph" style:parent-style-name="Standard">
      <style:text-properties fo:font-weight="bold" officeooo:rsid="0194fa9c" officeooo:paragraph-rsid="0194fa9c" style:font-weight-asian="bold" style:font-weight-complex="bold"/>
    </style:style>
    <style:style style:name="P218" style:family="paragraph" style:parent-style-name="Standard">
      <style:text-properties fo:font-weight="bold" officeooo:rsid="0209dd2a" officeooo:paragraph-rsid="0209dd2a" style:font-weight-asian="bold" style:font-weight-complex="bold"/>
    </style:style>
    <style:style style:name="P219" style:family="paragraph" style:parent-style-name="Standard">
      <style:text-properties fo:font-weight="bold" officeooo:rsid="0248d3be" officeooo:paragraph-rsid="0248d3be" style:font-weight-asian="bold" style:font-weight-complex="bold"/>
    </style:style>
    <style:style style:name="P220" style:family="paragraph" style:parent-style-name="Standard">
      <style:text-properties fo:font-weight="bold" officeooo:rsid="026fe1c0" officeooo:paragraph-rsid="02752c50" style:font-weight-asian="bold" style:font-weight-complex="bold"/>
    </style:style>
    <style:style style:name="P221" style:family="paragraph" style:parent-style-name="Standard">
      <style:text-properties fo:font-weight="bold" officeooo:rsid="02704e0e" officeooo:paragraph-rsid="02704e0e" style:font-weight-asian="bold" style:font-weight-complex="bold"/>
    </style:style>
    <style:style style:name="P222" style:family="paragraph" style:parent-style-name="Standard">
      <style:text-properties fo:font-weight="bold" officeooo:rsid="0271b8dd" officeooo:paragraph-rsid="0271b8dd" style:font-weight-asian="bold" style:font-weight-complex="bold"/>
    </style:style>
    <style:style style:name="P223" style:family="paragraph" style:parent-style-name="Standard">
      <style:text-properties fo:font-weight="bold" officeooo:rsid="0277fe05" officeooo:paragraph-rsid="0277fe05" style:font-weight-asian="bold" style:font-weight-complex="bold"/>
    </style:style>
    <style:style style:name="P224"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25" style:family="paragraph" style:parent-style-name="Standard">
      <style:text-properties fo:font-weight="bold" officeooo:rsid="027b27e6" officeooo:paragraph-rsid="027b27e6" style:font-weight-asian="bold" style:font-weight-complex="bold"/>
    </style:style>
    <style:style style:name="P226" style:family="paragraph" style:parent-style-name="Standard">
      <style:text-properties fo:font-weight="bold" officeooo:rsid="027bdefc" officeooo:paragraph-rsid="027bdefc" style:font-weight-asian="bold" style:font-weight-complex="bold"/>
    </style:style>
    <style:style style:name="P227" style:family="paragraph" style:parent-style-name="Standard">
      <style:text-properties fo:font-weight="bold" officeooo:rsid="02861911" officeooo:paragraph-rsid="02861911" style:font-weight-asian="bold" style:font-weight-complex="bold"/>
    </style:style>
    <style:style style:name="P228" style:family="paragraph" style:parent-style-name="Standard">
      <style:text-properties fo:font-weight="bold" officeooo:rsid="028795fa" officeooo:paragraph-rsid="028795fa" style:font-weight-asian="bold" style:font-weight-complex="bold"/>
    </style:style>
    <style:style style:name="P229" style:family="paragraph" style:parent-style-name="Standard">
      <style:text-properties fo:font-weight="bold" officeooo:rsid="02890ab3" officeooo:paragraph-rsid="02890ab3" style:font-weight-asian="bold" style:font-weight-complex="bold"/>
    </style:style>
    <style:style style:name="P230" style:family="paragraph" style:parent-style-name="Standard">
      <style:text-properties fo:font-weight="bold" officeooo:rsid="028a59d8" officeooo:paragraph-rsid="028a59d8" style:font-weight-asian="bold" style:font-weight-complex="bold"/>
    </style:style>
    <style:style style:name="P231" style:family="paragraph" style:parent-style-name="Standard">
      <style:text-properties fo:font-weight="bold" officeooo:rsid="028b03c6" officeooo:paragraph-rsid="028b03c6" style:font-weight-asian="bold" style:font-weight-complex="bold"/>
    </style:style>
    <style:style style:name="P232" style:family="paragraph" style:parent-style-name="Standard">
      <style:text-properties fo:font-weight="bold" officeooo:rsid="028be8f7" officeooo:paragraph-rsid="028be8f7" style:font-weight-asian="bold" style:font-weight-complex="bold"/>
    </style:style>
    <style:style style:name="P233" style:family="paragraph" style:parent-style-name="Standard">
      <style:text-properties fo:font-weight="bold" officeooo:rsid="02926913" officeooo:paragraph-rsid="02926913" style:font-weight-asian="bold" style:font-weight-complex="bold"/>
    </style:style>
    <style:style style:name="P234" style:family="paragraph" style:parent-style-name="Standard">
      <style:text-properties fo:font-weight="bold" officeooo:rsid="02955e12" officeooo:paragraph-rsid="02955e12" style:font-weight-asian="bold" style:font-weight-complex="bold"/>
    </style:style>
    <style:style style:name="P235" style:family="paragraph" style:parent-style-name="Standard">
      <style:text-properties fo:font-weight="bold" officeooo:rsid="02976aee" officeooo:paragraph-rsid="02976aee" style:font-weight-asian="bold" style:font-weight-complex="bold"/>
    </style:style>
    <style:style style:name="P236" style:family="paragraph" style:parent-style-name="Standard">
      <style:text-properties fo:font-weight="bold" officeooo:rsid="02996058" officeooo:paragraph-rsid="02996058" style:font-weight-asian="bold" style:font-weight-complex="bold"/>
    </style:style>
    <style:style style:name="P237" style:family="paragraph" style:parent-style-name="Standard">
      <style:text-properties fo:font-weight="bold" officeooo:rsid="02a093df" officeooo:paragraph-rsid="02a093df" style:font-weight-asian="bold" style:font-weight-complex="bold"/>
    </style:style>
    <style:style style:name="P238" style:family="paragraph" style:parent-style-name="Standard">
      <style:text-properties fo:font-weight="bold" officeooo:rsid="02a73b56" officeooo:paragraph-rsid="02a73b56" style:font-weight-asian="bold" style:font-weight-complex="bold"/>
    </style:style>
    <style:style style:name="P239" style:family="paragraph" style:parent-style-name="Standard">
      <style:text-properties fo:font-weight="bold" officeooo:rsid="02942e35" officeooo:paragraph-rsid="02942e35" fo:background-color="#fff200" style:font-weight-asian="bold" style:font-weight-complex="bold"/>
    </style:style>
    <style:style style:name="P240" style:family="paragraph" style:parent-style-name="Standard">
      <style:text-properties fo:font-weight="bold" officeooo:rsid="02955e12" officeooo:paragraph-rsid="02955e12" fo:background-color="#fff200" style:font-weight-asian="bold" style:font-weight-complex="bold"/>
    </style:style>
    <style:style style:name="P241" style:family="paragraph" style:parent-style-name="Standard">
      <style:text-properties officeooo:rsid="0116f3b3" officeooo:paragraph-rsid="0116f3b3"/>
    </style:style>
    <style:style style:name="P242" style:family="paragraph" style:parent-style-name="Standard">
      <style:text-properties officeooo:rsid="0118f193" officeooo:paragraph-rsid="0118f193"/>
    </style:style>
    <style:style style:name="P243" style:family="paragraph" style:parent-style-name="Standard">
      <style:text-properties officeooo:rsid="0118f193" officeooo:paragraph-rsid="0116f3b3"/>
    </style:style>
    <style:style style:name="P244" style:family="paragraph" style:parent-style-name="Standard">
      <style:text-properties officeooo:rsid="01200409" officeooo:paragraph-rsid="01200409"/>
    </style:style>
    <style:style style:name="P245" style:family="paragraph" style:parent-style-name="Standard">
      <style:text-properties officeooo:paragraph-rsid="0121853c"/>
    </style:style>
    <style:style style:name="P246" style:family="paragraph" style:parent-style-name="Standard">
      <style:text-properties officeooo:rsid="01233de3" officeooo:paragraph-rsid="01233de3"/>
    </style:style>
    <style:style style:name="P247" style:family="paragraph" style:parent-style-name="Standard">
      <style:text-properties officeooo:paragraph-rsid="01233de3"/>
    </style:style>
    <style:style style:name="P248" style:family="paragraph" style:parent-style-name="Standard">
      <style:text-properties officeooo:rsid="01252edc" officeooo:paragraph-rsid="01252edc"/>
    </style:style>
    <style:style style:name="P249"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251"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252" style:family="paragraph" style:parent-style-name="Standard">
      <style:text-properties style:text-underline-style="solid" style:text-underline-width="auto" style:text-underline-color="font-color" officeooo:rsid="0218b255" officeooo:paragraph-rsid="0218b255"/>
    </style:style>
    <style:style style:name="P253" style:family="paragraph" style:parent-style-name="Standard">
      <style:text-properties officeooo:rsid="012d09c8" officeooo:paragraph-rsid="012d09c8"/>
    </style:style>
    <style:style style:name="P254" style:family="paragraph" style:parent-style-name="Standard">
      <style:text-properties officeooo:rsid="012e0201" officeooo:paragraph-rsid="012e0201"/>
    </style:style>
    <style:style style:name="P255" style:family="paragraph" style:parent-style-name="Standard">
      <style:text-properties officeooo:rsid="01369913" officeooo:paragraph-rsid="0140c40d"/>
    </style:style>
    <style:style style:name="P256" style:family="paragraph" style:parent-style-name="Standard">
      <style:text-properties officeooo:rsid="0136f388" officeooo:paragraph-rsid="0136f388"/>
    </style:style>
    <style:style style:name="P257" style:family="paragraph" style:parent-style-name="Standard">
      <style:text-properties officeooo:rsid="0136f388" officeooo:paragraph-rsid="0140c40d"/>
    </style:style>
    <style:style style:name="P258" style:family="paragraph" style:parent-style-name="Standard">
      <style:text-properties officeooo:rsid="0140c5a3" officeooo:paragraph-rsid="0140c5a3"/>
    </style:style>
    <style:style style:name="P259" style:family="paragraph" style:parent-style-name="Standard">
      <style:text-properties officeooo:rsid="01423f8e"/>
    </style:style>
    <style:style style:name="P260" style:family="paragraph" style:parent-style-name="Standard">
      <style:text-properties officeooo:rsid="01423f8e" officeooo:paragraph-rsid="01423f8e"/>
    </style:style>
    <style:style style:name="P261" style:family="paragraph" style:parent-style-name="Standard">
      <style:text-properties officeooo:paragraph-rsid="014ff567"/>
    </style:style>
    <style:style style:name="P262" style:family="paragraph" style:parent-style-name="Standard">
      <style:text-properties officeooo:rsid="017c0664" officeooo:paragraph-rsid="017c0664"/>
    </style:style>
    <style:style style:name="P263" style:family="paragraph" style:parent-style-name="Standard">
      <style:text-properties officeooo:rsid="017f5622" officeooo:paragraph-rsid="017f5622"/>
    </style:style>
    <style:style style:name="P264" style:family="paragraph" style:parent-style-name="Standard">
      <style:text-properties officeooo:rsid="01831f0b" officeooo:paragraph-rsid="01831f0b"/>
    </style:style>
    <style:style style:name="P265" style:family="paragraph" style:parent-style-name="Standard">
      <style:text-properties officeooo:rsid="018d6858" officeooo:paragraph-rsid="018d6858"/>
    </style:style>
    <style:style style:name="P266" style:family="paragraph" style:parent-style-name="Standard">
      <style:text-properties officeooo:rsid="018ef982" officeooo:paragraph-rsid="018ef982"/>
    </style:style>
    <style:style style:name="P267"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68" style:family="paragraph" style:parent-style-name="Standard">
      <style:text-properties officeooo:rsid="0191b98c" officeooo:paragraph-rsid="0191b98c"/>
    </style:style>
    <style:style style:name="P269" style:family="paragraph" style:parent-style-name="Standard">
      <style:text-properties officeooo:paragraph-rsid="0194656c"/>
    </style:style>
    <style:style style:name="P270" style:family="paragraph" style:parent-style-name="Standard">
      <style:text-properties officeooo:paragraph-rsid="017c0664"/>
    </style:style>
    <style:style style:name="P271" style:family="paragraph" style:parent-style-name="Standard">
      <style:text-properties officeooo:paragraph-rsid="01965bf7"/>
    </style:style>
    <style:style style:name="P272"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73"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74"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75"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76"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77"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78"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79"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80"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81"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2"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83"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284"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285"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286"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287"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288"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289"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290"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291"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292"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293"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294"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295"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296"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297"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298"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99"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00"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01"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02"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03"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04"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05"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06"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07"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08"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09"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10"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11"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12"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13"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14"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15"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16"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17"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18"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19"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20"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21"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22"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23"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24"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25" style:family="paragraph" style:parent-style-name="Standard">
      <style:text-properties officeooo:paragraph-rsid="01cd14c0"/>
    </style:style>
    <style:style style:name="P326" style:family="paragraph" style:parent-style-name="Standard">
      <style:text-properties officeooo:rsid="0209dd2a" officeooo:paragraph-rsid="0209dd2a"/>
    </style:style>
    <style:style style:name="P327" style:family="paragraph" style:parent-style-name="Standard">
      <style:text-properties officeooo:paragraph-rsid="02210804"/>
    </style:style>
    <style:style style:name="P328" style:family="paragraph" style:parent-style-name="Standard">
      <style:text-properties fo:font-style="italic" style:text-underline-style="none" officeooo:rsid="0221744b" officeooo:paragraph-rsid="0221744b" style:font-style-asian="italic" style:font-style-complex="italic"/>
    </style:style>
    <style:style style:name="P329" style:family="paragraph" style:parent-style-name="Standard">
      <style:text-properties officeooo:rsid="022c28ad" officeooo:paragraph-rsid="022c28ad"/>
    </style:style>
    <style:style style:name="P330" style:family="paragraph" style:parent-style-name="Standard">
      <style:text-properties fo:font-size="9pt" officeooo:rsid="0118f193" officeooo:paragraph-rsid="0118f193" style:font-size-asian="9pt" style:font-size-complex="9pt"/>
    </style:style>
    <style:style style:name="P331" style:family="paragraph" style:parent-style-name="Standard">
      <style:text-properties fo:font-size="9pt" officeooo:rsid="0248d3be" officeooo:paragraph-rsid="0248d3be" style:font-size-asian="9pt" style:font-size-complex="9pt"/>
    </style:style>
    <style:style style:name="P332" style:family="paragraph" style:parent-style-name="Standard">
      <style:text-properties fo:font-size="9pt" officeooo:rsid="024944a8" officeooo:paragraph-rsid="024944a8" style:font-size-asian="9pt" style:font-size-complex="9pt"/>
    </style:style>
    <style:style style:name="P333"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34"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35"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36"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37"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38" style:family="paragraph" style:parent-style-name="Standard">
      <style:text-properties officeooo:rsid="02479a45" officeooo:paragraph-rsid="02479a45"/>
    </style:style>
    <style:style style:name="P339" style:family="paragraph" style:parent-style-name="Standard">
      <style:text-properties officeooo:rsid="0248d3be" officeooo:paragraph-rsid="0248d3be"/>
    </style:style>
    <style:style style:name="P340" style:family="paragraph" style:parent-style-name="Standard">
      <style:text-properties officeooo:rsid="024944a8" officeooo:paragraph-rsid="024944a8"/>
    </style:style>
    <style:style style:name="P34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42" style:family="paragraph" style:parent-style-name="Standard">
      <style:text-properties fo:font-size="8pt" style:font-size-asian="8pt" style:font-size-complex="8pt"/>
    </style:style>
    <style:style style:name="P343"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44"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45"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46"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47"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48"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49" style:family="paragraph" style:parent-style-name="Standard">
      <style:text-properties officeooo:rsid="0280226b" officeooo:paragraph-rsid="02819ca4"/>
    </style:style>
    <style:style style:name="P350" style:family="paragraph" style:parent-style-name="Standard">
      <style:text-properties officeooo:rsid="0283f7d0" officeooo:paragraph-rsid="02854c86"/>
    </style:style>
    <style:style style:name="P351" style:family="paragraph" style:parent-style-name="Standard">
      <style:text-properties officeooo:rsid="0291ad53" officeooo:paragraph-rsid="0291ad53"/>
    </style:style>
    <style:style style:name="P352" style:family="paragraph" style:parent-style-name="Standard">
      <style:text-properties officeooo:rsid="0291ad53" officeooo:paragraph-rsid="02955e12"/>
    </style:style>
    <style:style style:name="P353" style:family="paragraph" style:parent-style-name="Standard">
      <style:text-properties officeooo:rsid="02926913" officeooo:paragraph-rsid="02926913"/>
    </style:style>
    <style:style style:name="P354" style:family="paragraph" style:parent-style-name="Standard">
      <style:text-properties officeooo:rsid="02976aee" officeooo:paragraph-rsid="02976aee"/>
    </style:style>
    <style:style style:name="P355" style:family="paragraph" style:parent-style-name="Standard">
      <style:text-properties officeooo:rsid="02996058" officeooo:paragraph-rsid="02996058"/>
    </style:style>
    <style:style style:name="P356" style:family="paragraph" style:parent-style-name="Standard">
      <style:text-properties officeooo:rsid="029a1846" officeooo:paragraph-rsid="029a1846"/>
    </style:style>
    <style:style style:name="P357" style:family="paragraph" style:parent-style-name="Standard">
      <style:text-properties officeooo:rsid="029c118a" officeooo:paragraph-rsid="029c118a"/>
    </style:style>
    <style:style style:name="P358" style:family="paragraph" style:parent-style-name="Standard">
      <style:text-properties officeooo:rsid="029dbc0c" officeooo:paragraph-rsid="029dbc0c"/>
    </style:style>
    <style:style style:name="P359" style:family="paragraph" style:parent-style-name="Standard">
      <style:text-properties officeooo:rsid="02a093df" officeooo:paragraph-rsid="02a093df"/>
    </style:style>
    <style:style style:name="P360" style:family="paragraph" style:parent-style-name="Standard">
      <style:text-properties officeooo:paragraph-rsid="02aeb6ca"/>
    </style:style>
    <style:style style:name="P361" style:family="paragraph" style:parent-style-name="Standard">
      <style:text-properties officeooo:paragraph-rsid="02b7dd33"/>
    </style:style>
    <style:style style:name="P362"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363"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364"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365" style:family="paragraph" style:parent-style-name="Text_20_body">
      <style:text-properties officeooo:paragraph-rsid="01a2d19c"/>
    </style:style>
    <style:style style:name="P366" style:family="paragraph" style:parent-style-name="Table_20_Contents">
      <style:text-properties fo:font-size="12pt" officeooo:rsid="0197f092" officeooo:paragraph-rsid="0197f092" style:font-size-asian="10.5pt" style:font-size-complex="12pt"/>
    </style:style>
    <style:style style:name="P367" style:family="paragraph" style:parent-style-name="Table_20_Contents">
      <style:text-properties fo:font-size="12pt" officeooo:rsid="0197f092" officeooo:paragraph-rsid="019afcff" style:font-size-asian="10.5pt" style:font-size-complex="12pt"/>
    </style:style>
    <style:style style:name="P368" style:family="paragraph" style:parent-style-name="Table_20_Contents">
      <style:text-properties fo:font-size="12pt" officeooo:rsid="01983494" officeooo:paragraph-rsid="01983494" style:font-size-asian="10.5pt" style:font-size-complex="12pt"/>
    </style:style>
    <style:style style:name="P369"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370"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71"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72"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373"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374" style:family="paragraph" style:parent-style-name="Standard" style:list-style-name="L4">
      <style:text-properties style:text-underline-style="none" officeooo:rsid="00ec481a" officeooo:paragraph-rsid="01737446"/>
    </style:style>
    <style:style style:name="P375" style:family="paragraph" style:parent-style-name="Standard" style:list-style-name="L4">
      <style:text-properties style:text-underline-style="none" officeooo:rsid="00ec77d3" officeooo:paragraph-rsid="01737446"/>
    </style:style>
    <style:style style:name="P376" style:family="paragraph" style:parent-style-name="Standard" style:list-style-name="L4">
      <style:text-properties style:text-underline-style="none" officeooo:rsid="00ef2392" officeooo:paragraph-rsid="0174bd6e"/>
    </style:style>
    <style:style style:name="P377" style:family="paragraph" style:parent-style-name="Standard" style:list-style-name="L4">
      <style:text-properties style:text-underline-style="none" fo:font-weight="bold" officeooo:rsid="00ef2392" officeooo:paragraph-rsid="0174bd6e" style:font-weight-asian="bold" style:font-weight-complex="bold"/>
    </style:style>
    <style:style style:name="P378" style:family="paragraph" style:parent-style-name="Standard" style:list-style-name="L4">
      <style:text-properties style:text-underline-style="none" officeooo:rsid="017586b7" officeooo:paragraph-rsid="017586b7"/>
    </style:style>
    <style:style style:name="P379" style:family="paragraph" style:parent-style-name="Standard" style:list-style-name="L5">
      <style:text-properties style:text-underline-style="none" officeooo:rsid="0079c160" officeooo:paragraph-rsid="0079c160"/>
    </style:style>
    <style:style style:name="P380" style:family="paragraph" style:parent-style-name="Standard" style:list-style-name="L5">
      <style:text-properties style:text-underline-style="none" officeooo:rsid="007af3cd" officeooo:paragraph-rsid="007af3cd"/>
    </style:style>
    <style:style style:name="P381" style:family="paragraph" style:parent-style-name="Standard" style:list-style-name="L5">
      <style:text-properties style:text-underline-style="none" officeooo:rsid="007ce167" officeooo:paragraph-rsid="007ce167"/>
    </style:style>
    <style:style style:name="P382"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383"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384"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385"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386"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87"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388"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89"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90"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91"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92"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93"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394"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395"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396"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397"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398"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399"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400"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401" style:family="paragraph" style:parent-style-name="Standard" style:list-style-name="L6">
      <style:text-properties fo:font-weight="normal" officeooo:rsid="012f8cde" officeooo:paragraph-rsid="012f8cde" style:font-weight-asian="normal" style:font-weight-complex="normal"/>
    </style:style>
    <style:style style:name="P402" style:family="paragraph" style:parent-style-name="Standard" style:list-style-name="L6">
      <style:text-properties fo:font-weight="normal" officeooo:rsid="01308dc9" officeooo:paragraph-rsid="01324a75" style:font-weight-asian="normal" style:font-weight-complex="normal"/>
    </style:style>
    <style:style style:name="P403" style:family="paragraph" style:parent-style-name="Standard" style:list-style-name="L6">
      <style:text-properties fo:font-weight="bold" officeooo:rsid="0134088f" officeooo:paragraph-rsid="0134088f" style:font-weight-asian="bold" style:font-weight-complex="bold"/>
    </style:style>
    <style:style style:name="P404" style:family="paragraph" style:parent-style-name="Standard">
      <style:text-properties fo:font-weight="bold" officeooo:rsid="02926913" officeooo:paragraph-rsid="02926913" style:font-weight-asian="bold" style:font-weight-complex="bold"/>
    </style:style>
    <style:style style:name="P405" style:family="paragraph" style:parent-style-name="Standard" style:list-style-name="L7">
      <style:text-properties officeooo:rsid="0191b98c" officeooo:paragraph-rsid="0191b98c"/>
    </style:style>
    <style:style style:name="P406"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407"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408"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409"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fo:background-color="#fff200" loext:char-shading-value="0" style:font-weight-asian="bold" style:font-weight-complex="bold"/>
    </style:style>
    <style:style style:name="T22" style:family="text">
      <style:text-properties style:text-underline-style="none"/>
    </style:style>
    <style:style style:name="T23" style:family="text">
      <style:text-properties style:text-underline-style="none" officeooo:rsid="00225991"/>
    </style:style>
    <style:style style:name="T24" style:family="text">
      <style:text-properties style:text-underline-style="none" fo:font-weight="bold" officeooo:rsid="02207ebf" style:font-weight-asian="bold" style:font-weight-complex="bold"/>
    </style:style>
    <style:style style:name="T25" style:family="text">
      <style:text-properties style:text-underline-style="none" officeooo:rsid="00297122"/>
    </style:style>
    <style:style style:name="T26" style:family="text">
      <style:text-properties style:text-underline-style="none" fo:font-weight="normal" style:font-weight-asian="normal" style:font-weight-complex="normal"/>
    </style:style>
    <style:style style:name="T27" style:family="text">
      <style:text-properties style:text-underline-style="none" officeooo:rsid="00284b58"/>
    </style:style>
    <style:style style:name="T28" style:family="text">
      <style:text-properties style:text-underline-style="none" officeooo:rsid="02207ebf"/>
    </style:style>
    <style:style style:name="T29" style:family="text">
      <style:text-properties style:text-underline-style="none" officeooo:rsid="0222fff6"/>
    </style:style>
    <style:style style:name="T30" style:family="text">
      <style:text-properties officeooo:rsid="0027203e"/>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28e893" style:font-size-asian="14pt" style:font-weight-asian="bold" style:font-size-complex="14pt" style:font-weight-complex="bold"/>
    </style:style>
    <style:style style:name="T33" style:family="text">
      <style:text-properties fo:font-size="14pt" fo:font-weight="bold" officeooo:rsid="003a2ff2" style:font-size-asian="14pt" style:font-weight-asian="bold" style:font-size-complex="14pt" style:font-weight-complex="bold"/>
    </style:style>
    <style:style style:name="T34" style:family="text">
      <style:text-properties fo:font-size="14pt" fo:font-weight="bold" officeooo:rsid="00bbcdfe" style:font-size-asian="14pt" style:font-weight-asian="bold" style:font-size-complex="14pt" style:font-weight-complex="bold"/>
    </style:style>
    <style:style style:name="T35" style:family="text">
      <style:text-properties fo:font-size="14pt" fo:font-weight="bold" officeooo:rsid="0169be62" style:font-size-asian="14pt" style:font-weight-asian="bold" style:font-size-complex="14pt" style:font-weight-complex="bold"/>
    </style:style>
    <style:style style:name="T36" style:family="text">
      <style:text-properties fo:font-size="14pt" fo:font-weight="bold" officeooo:rsid="00ec481a" style:font-size-asian="14pt" style:font-weight-asian="bold" style:font-size-complex="14pt" style:font-weight-complex="bold"/>
    </style:style>
    <style:style style:name="T37" style:family="text">
      <style:text-properties fo:font-size="14pt" fo:font-weight="bold" officeooo:rsid="02b7dd33" style:font-size-asian="14pt" style:font-weight-asian="bold" style:font-size-complex="14pt" style:font-weight-complex="bold"/>
    </style:style>
    <style:style style:name="T38" style:family="text">
      <style:text-properties fo:font-size="14pt" style:text-underline-style="none" fo:font-weight="bold" style:font-size-asian="14pt" style:font-weight-asian="bold" style:font-size-complex="14pt" style:font-weight-complex="bold"/>
    </style:style>
    <style:style style:name="T39" style:family="text">
      <style:text-properties fo:font-size="14pt" style:text-underline-style="none" fo:font-weight="bold" officeooo:rsid="00225991" style:font-size-asian="14pt" style:font-weight-asian="bold" style:font-size-complex="14pt" style:font-weight-complex="bold"/>
    </style:style>
    <style:style style:name="T40" style:family="text">
      <style:text-properties fo:font-size="14pt" style:font-size-asian="14pt" style:font-size-complex="14pt"/>
    </style:style>
    <style:style style:name="T41" style:family="text">
      <style:text-properties fo:font-size="14pt" fo:background-color="#ff8000" loext:char-shading-value="0" style:font-size-asian="14pt" style:font-size-complex="14pt"/>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officeooo:rsid="01b98525"/>
    </style:style>
    <style:style style:name="T45" style:family="text">
      <style:text-properties style:text-underline-style="solid" style:text-underline-width="auto" style:text-underline-color="font-color" officeooo:rsid="01a4251a"/>
    </style:style>
    <style:style style:name="T46" style:family="text">
      <style:text-properties style:text-underline-style="solid" style:text-underline-width="auto" style:text-underline-color="font-color" officeooo:rsid="01b49701"/>
    </style:style>
    <style:style style:name="T47" style:family="text">
      <style:text-properties style:text-underline-style="solid" style:text-underline-width="auto" style:text-underline-color="font-color" fo:font-weight="normal" officeooo:rsid="0269374a" style:font-weight-asian="normal" style:font-weight-complex="normal"/>
    </style:style>
    <style:style style:name="T48" style:family="text">
      <style:text-properties officeooo:rsid="003cea09"/>
    </style:style>
    <style:style style:name="T49" style:family="text">
      <style:text-properties fo:font-weight="normal" style:font-weight-asian="normal" style:font-weight-complex="normal"/>
    </style:style>
    <style:style style:name="T50" style:family="text">
      <style:text-properties fo:font-weight="normal" officeooo:rsid="00451642" style:font-weight-asian="normal" style:font-weight-complex="normal"/>
    </style:style>
    <style:style style:name="T51" style:family="text">
      <style:text-properties fo:font-weight="normal" officeooo:rsid="0134d888" style:font-weight-asian="normal" style:font-weight-complex="normal"/>
    </style:style>
    <style:style style:name="T52" style:family="text">
      <style:text-properties fo:font-weight="normal" officeooo:rsid="0134da66" style:font-weight-asian="normal" style:font-weight-complex="normal"/>
    </style:style>
    <style:style style:name="T53" style:family="text">
      <style:text-properties fo:font-weight="normal" officeooo:rsid="01445cbd" style:font-weight-asian="normal" style:font-weight-complex="normal"/>
    </style:style>
    <style:style style:name="T54" style:family="text">
      <style:text-properties fo:font-weight="normal" officeooo:rsid="01737446" style:font-weight-asian="normal" style:font-weight-complex="normal"/>
    </style:style>
    <style:style style:name="T55" style:family="text">
      <style:text-properties fo:font-weight="normal" officeooo:rsid="0174bd6e" style:font-weight-asian="normal" style:font-weight-complex="normal"/>
    </style:style>
    <style:style style:name="T56" style:family="text">
      <style:text-properties fo:font-weight="normal" officeooo:rsid="01cb3b8e" style:font-weight-asian="normal" style:font-weight-complex="normal"/>
    </style:style>
    <style:style style:name="T57" style:family="text">
      <style:text-properties fo:font-weight="normal" officeooo:rsid="01cd14c0" style:font-weight-asian="normal" style:font-weight-complex="normal"/>
    </style:style>
    <style:style style:name="T58" style:family="text">
      <style:text-properties fo:font-weight="normal" officeooo:rsid="01cf22e2" style:font-weight-asian="normal" style:font-weight-complex="normal"/>
    </style:style>
    <style:style style:name="T59" style:family="text">
      <style:text-properties fo:font-weight="normal" officeooo:rsid="01cfc08f" style:font-weight-asian="normal" style:font-weight-complex="normal"/>
    </style:style>
    <style:style style:name="T60" style:family="text">
      <style:text-properties fo:font-weight="normal" officeooo:rsid="0217fe8b" style:font-weight-asian="normal" style:font-weight-complex="normal"/>
    </style:style>
    <style:style style:name="T61" style:family="text">
      <style:text-properties fo:font-weight="normal" officeooo:rsid="024bce12" style:font-weight-asian="normal" style:font-weight-complex="normal"/>
    </style:style>
    <style:style style:name="T62" style:family="text">
      <style:text-properties fo:font-weight="normal" officeooo:rsid="024944a8" style:font-weight-asian="normal" style:font-weight-complex="normal"/>
    </style:style>
    <style:style style:name="T63" style:family="text">
      <style:text-properties fo:font-weight="normal" officeooo:rsid="025e4d2b" style:font-weight-asian="normal" style:font-weight-complex="normal"/>
    </style:style>
    <style:style style:name="T64" style:family="text">
      <style:text-properties fo:font-weight="normal" officeooo:rsid="0269374a" style:font-weight-asian="normal" style:font-weight-complex="normal"/>
    </style:style>
    <style:style style:name="T65" style:family="text">
      <style:text-properties fo:font-weight="normal" officeooo:rsid="02746371" style:font-weight-asian="normal" style:font-weight-complex="normal"/>
    </style:style>
    <style:style style:name="T66" style:family="text">
      <style:text-properties fo:font-weight="normal" officeooo:rsid="02803778" style:font-weight-asian="normal" style:font-weight-complex="normal"/>
    </style:style>
    <style:style style:name="T67" style:family="text">
      <style:text-properties fo:font-weight="normal" officeooo:rsid="02819ca4" style:font-weight-asian="normal" style:font-weight-complex="normal"/>
    </style:style>
    <style:style style:name="T68" style:family="text">
      <style:text-properties fo:font-weight="normal" officeooo:rsid="02aeb6ca" style:font-weight-asian="normal" style:font-weight-complex="normal"/>
    </style:style>
    <style:style style:name="T69" style:family="text">
      <style:text-properties fo:font-weight="normal" officeooo:rsid="00eb154f" style:font-weight-asian="normal" style:font-weight-complex="normal"/>
    </style:style>
    <style:style style:name="T70" style:family="text">
      <style:text-properties fo:font-size="12pt" fo:font-weight="normal" officeooo:rsid="0070a5a8" style:font-size-asian="10.5pt" style:font-weight-asian="normal" style:font-size-complex="12pt" style:font-weight-complex="normal"/>
    </style:style>
    <style:style style:name="T71" style:family="text">
      <style:text-properties fo:font-size="12pt" fo:font-weight="normal" officeooo:rsid="0075793b" style:font-size-asian="10.5pt" style:font-weight-asian="normal" style:font-size-complex="12pt" style:font-weight-complex="normal"/>
    </style:style>
    <style:style style:name="T72" style:family="text">
      <style:text-properties fo:font-size="12pt" fo:font-weight="normal" officeooo:rsid="008cdd87" style:font-size-asian="10.5pt" style:font-weight-asian="normal" style:font-size-complex="12pt" style:font-weight-complex="normal"/>
    </style:style>
    <style:style style:name="T73" style:family="text">
      <style:text-properties fo:font-size="12pt" fo:font-weight="normal" officeooo:rsid="00b20bfb" style:font-size-asian="10.5pt" style:font-weight-asian="normal" style:font-size-complex="12pt" style:font-weight-complex="normal"/>
    </style:style>
    <style:style style:name="T74" style:family="text">
      <style:text-properties fo:font-size="12pt" fo:font-weight="normal" officeooo:rsid="00b83a58" style:font-size-asian="10.5pt" style:font-weight-asian="normal" style:font-size-complex="12pt" style:font-weight-complex="normal"/>
    </style:style>
    <style:style style:name="T75" style:family="text">
      <style:text-properties fo:font-size="12pt" fo:font-weight="normal" officeooo:rsid="00bbc978" style:font-size-asian="10.5pt" style:font-weight-asian="normal" style:font-size-complex="12pt" style:font-weight-complex="normal"/>
    </style:style>
    <style:style style:name="T76" style:family="text">
      <style:text-properties fo:font-size="12pt" fo:font-weight="normal" officeooo:rsid="013b5bf5" style:font-size-asian="10.5pt" style:font-weight-asian="normal" style:font-size-complex="12pt" style:font-weight-complex="normal"/>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normal" officeooo:rsid="00dcc041" style:font-size-asian="12pt" style:font-weight-asian="normal" style:font-size-complex="12pt" style:font-weight-complex="normal"/>
    </style:style>
    <style:style style:name="T79" style:family="text">
      <style:text-properties fo:font-size="12pt" fo:font-weight="normal" officeooo:rsid="00dcfb10" style:font-size-asian="12pt" style:font-weight-asian="normal" style:font-size-complex="12pt" style:font-weight-complex="normal"/>
    </style:style>
    <style:style style:name="T80" style:family="text">
      <style:text-properties fo:font-size="12pt" fo:font-weight="normal" officeooo:rsid="00dfe18c" style:font-size-asian="12pt" style:font-weight-asian="normal" style:font-size-complex="12pt" style:font-weight-complex="normal"/>
    </style:style>
    <style:style style:name="T81" style:family="text">
      <style:text-properties fo:font-size="12pt" fo:font-weight="normal" officeooo:rsid="00e12466" style:font-size-asian="12pt" style:font-weight-asian="normal" style:font-size-complex="12pt" style:font-weight-complex="normal"/>
    </style:style>
    <style:style style:name="T82" style:family="text">
      <style:text-properties fo:font-size="12pt" fo:font-weight="normal" officeooo:rsid="00e3c211" style:font-size-asian="12pt" style:font-weight-asian="normal" style:font-size-complex="12pt" style:font-weight-complex="normal"/>
    </style:style>
    <style:style style:name="T83" style:family="text">
      <style:text-properties fo:font-size="12pt" fo:font-weight="normal" officeooo:rsid="00e59884" style:font-size-asian="12pt" style:font-weight-asian="normal" style:font-size-complex="12pt" style:font-weight-complex="normal"/>
    </style:style>
    <style:style style:name="T84" style:family="text">
      <style:text-properties fo:font-size="12pt" fo:font-weight="normal" officeooo:rsid="00eb154f" style:font-size-asian="12pt" style:font-weight-asian="normal" style:font-size-complex="12pt" style:font-weight-complex="normal"/>
    </style:style>
    <style:style style:name="T85" style:family="text">
      <style:text-properties fo:font-size="12pt" fo:font-weight="normal" officeooo:rsid="0168a5da" style:font-size-asian="12pt" style:font-weight-asian="normal" style:font-size-complex="12pt" style:font-weight-complex="normal"/>
    </style:style>
    <style:style style:name="T86" style:family="text">
      <style:text-properties fo:font-size="12pt" fo:font-weight="normal" officeooo:rsid="01697162" style:font-size-asian="12pt" style:font-weight-asian="normal" style:font-size-complex="12pt" style:font-weight-complex="normal"/>
    </style:style>
    <style:style style:name="T87" style:family="text">
      <style:text-properties fo:font-size="12pt" fo:font-weight="normal" officeooo:rsid="016e2e23" style:font-size-asian="12pt" style:font-weight-asian="normal" style:font-size-complex="12pt" style:font-weight-complex="normal"/>
    </style:style>
    <style:style style:name="T88" style:family="text">
      <style:text-properties fo:font-size="12pt" fo:font-weight="normal" officeooo:rsid="016ecfea" style:font-size-asian="12pt" style:font-weight-asian="normal" style:font-size-complex="12pt" style:font-weight-complex="normal"/>
    </style:style>
    <style:style style:name="T89" style:family="text">
      <style:text-properties fo:font-size="12pt" fo:font-weight="normal" officeooo:rsid="020f7b31" style:font-size-asian="12pt" style:font-weight-asian="normal" style:font-size-complex="12pt" style:font-weight-complex="normal"/>
    </style:style>
    <style:style style:name="T90" style:family="text">
      <style:text-properties fo:font-size="12pt" fo:font-weight="normal" officeooo:rsid="02128443" style:font-size-asian="12pt" style:font-weight-asian="normal" style:font-size-complex="12pt" style:font-weight-complex="normal"/>
    </style:style>
    <style:style style:name="T91" style:family="text">
      <style:text-properties fo:font-size="12pt" fo:font-weight="normal" officeooo:rsid="02b98c22" style:font-size-asian="12pt" style:font-weight-asian="normal" style:font-size-complex="12pt" style:font-weight-complex="normal"/>
    </style:style>
    <style:style style:name="T92" style:family="text">
      <style:text-properties fo:font-size="12pt" fo:font-weight="bold" officeooo:rsid="008cdd87" style:font-size-asian="10.5pt" style:font-weight-asian="bold" style:font-size-complex="12pt" style:font-weight-complex="bold"/>
    </style:style>
    <style:style style:name="T93" style:family="text">
      <style:text-properties fo:font-size="12pt" style:font-size-asian="12pt" style:font-size-complex="12pt"/>
    </style:style>
    <style:style style:name="T94" style:family="text">
      <style:text-properties fo:font-size="12pt" officeooo:rsid="02b98c22" style:font-size-asian="12pt" style:font-size-complex="12pt"/>
    </style:style>
    <style:style style:name="T95" style:family="text">
      <style:text-properties fo:font-size="12pt" style:font-size-asian="10.5pt" style:font-size-complex="12pt"/>
    </style:style>
    <style:style style:name="T96" style:family="text">
      <style:text-properties fo:font-size="12pt" officeooo:rsid="0075793b" style:font-size-asian="10.5pt" style:font-size-complex="12pt"/>
    </style:style>
    <style:style style:name="T97" style:family="text">
      <style:text-properties fo:font-size="12pt" style:text-underline-style="none" fo:font-weight="normal" officeooo:rsid="0194656c" style:font-size-asian="10.5pt" style:font-weight-asian="normal" style:font-size-complex="12pt" style:font-weight-complex="normal"/>
    </style:style>
    <style:style style:name="T98" style:family="text">
      <style:text-properties fo:font-size="12pt" style:text-underline-style="none" fo:font-weight="normal" officeooo:rsid="01965bf7" style:font-size-asian="10.5pt" style:font-weight-asian="normal" style:font-size-complex="12pt" style:font-weight-complex="normal"/>
    </style:style>
    <style:style style:name="T99" style:family="text">
      <style:text-properties fo:font-size="12pt" style:text-underline-style="none" fo:font-weight="normal" officeooo:rsid="019e6bec" style:font-size-asian="10.5pt" style:font-weight-asian="normal" style:font-size-complex="12pt" style:font-weight-complex="normal"/>
    </style:style>
    <style:style style:name="T100" style:family="text">
      <style:text-properties fo:font-size="12pt" style:text-underline-style="none" fo:font-weight="normal" officeooo:rsid="01a03288" style:font-size-asian="10.5pt" style:font-weight-asian="normal" style:font-size-complex="12pt" style:font-weight-complex="normal"/>
    </style:style>
    <style:style style:name="T101" style:family="text">
      <style:text-properties fo:font-size="12pt" style:text-underline-style="none" fo:font-weight="normal" officeooo:rsid="01d9532b" style:font-size-asian="10.5pt" style:font-weight-asian="normal" style:font-size-complex="12pt" style:font-weight-complex="normal"/>
    </style:style>
    <style:style style:name="T102" style:family="text">
      <style:text-properties fo:font-size="12pt" style:text-underline-style="none" fo:font-weight="normal" officeooo:rsid="01e1c0fa" style:font-size-asian="10.5pt" style:font-weight-asian="normal" style:font-size-complex="12pt" style:font-weight-complex="normal"/>
    </style:style>
    <style:style style:name="T103" style:family="text">
      <style:text-properties fo:font-size="12pt" style:text-underline-style="none" fo:font-weight="normal" style:font-size-asian="12pt" style:font-weight-asian="normal" style:font-size-complex="12pt" style:font-weight-complex="normal"/>
    </style:style>
    <style:style style:name="T104" style:family="text">
      <style:text-properties fo:font-size="12pt" style:text-underline-style="none" fo:font-weight="bold" officeooo:rsid="01d99f61" style:font-size-asian="10.5pt" style:font-weight-asian="bold" style:font-size-complex="12pt" style:font-weight-complex="bold"/>
    </style:style>
    <style:style style:name="T105"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6"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07" style:family="text">
      <style:text-properties officeooo:rsid="009a59ff"/>
    </style:style>
    <style:style style:name="T108" style:family="text">
      <style:text-properties officeooo:rsid="00bbcdfe"/>
    </style:style>
    <style:style style:name="T109" style:family="text">
      <style:text-properties officeooo:rsid="00dab3eb"/>
    </style:style>
    <style:style style:name="T110" style:family="text">
      <style:text-properties officeooo:rsid="00ec77d3"/>
    </style:style>
    <style:style style:name="T111" style:family="text">
      <style:text-properties officeooo:rsid="00f0c6f2"/>
    </style:style>
    <style:style style:name="T112" style:family="text">
      <style:text-properties officeooo:rsid="00f6d613"/>
    </style:style>
    <style:style style:name="T113" style:family="text">
      <style:text-properties officeooo:rsid="00fd2f64"/>
    </style:style>
    <style:style style:name="T114" style:family="text">
      <style:text-properties officeooo:rsid="010e4a2f"/>
    </style:style>
    <style:style style:name="T115" style:family="text">
      <style:text-properties officeooo:rsid="01145ec6"/>
    </style:style>
    <style:style style:name="T116" style:family="text">
      <style:text-properties officeooo:rsid="0116155f"/>
    </style:style>
    <style:style style:name="T117" style:family="text">
      <style:text-properties officeooo:rsid="011cb765"/>
    </style:style>
    <style:style style:name="T118" style:family="text">
      <style:text-properties officeooo:rsid="011e3604"/>
    </style:style>
    <style:style style:name="T119" style:family="text">
      <style:text-properties officeooo:rsid="01200409"/>
    </style:style>
    <style:style style:name="T120" style:family="text">
      <style:text-properties officeooo:rsid="01233de3"/>
    </style:style>
    <style:style style:name="T121" style:family="text">
      <style:text-properties fo:font-variant="normal" fo:text-transform="none" fo:color="#000000" style:font-name="Tahoma" fo:font-size="14pt" fo:letter-spacing="normal" fo:font-style="normal" fo:font-weight="normal"/>
    </style:style>
    <style:style style:name="T122" style:family="text">
      <style:text-properties officeooo:rsid="01308dc9"/>
    </style:style>
    <style:style style:name="T123" style:family="text">
      <style:text-properties officeooo:rsid="01324a75"/>
    </style:style>
    <style:style style:name="T124" style:family="text">
      <style:text-properties officeooo:rsid="01427519"/>
    </style:style>
    <style:style style:name="T125" style:family="text">
      <style:text-properties officeooo:rsid="014437d2"/>
    </style:style>
    <style:style style:name="T126" style:family="text">
      <style:text-properties officeooo:rsid="01445cbd"/>
    </style:style>
    <style:style style:name="T127" style:family="text">
      <style:text-properties officeooo:rsid="014ff567"/>
    </style:style>
    <style:style style:name="T128" style:family="text">
      <style:text-properties officeooo:rsid="01532eaf"/>
    </style:style>
    <style:style style:name="T129" style:family="text">
      <style:text-properties officeooo:rsid="00ec481a"/>
    </style:style>
    <style:style style:name="T130" style:family="text">
      <style:text-properties officeooo:rsid="01697162"/>
    </style:style>
    <style:style style:name="T131" style:family="text">
      <style:text-properties officeooo:rsid="0169be62"/>
    </style:style>
    <style:style style:name="T132" style:family="text">
      <style:text-properties officeooo:rsid="00e1e509"/>
    </style:style>
    <style:style style:name="T133" style:family="text">
      <style:text-properties officeooo:rsid="016af8b0"/>
    </style:style>
    <style:style style:name="T134" style:family="text">
      <style:text-properties officeooo:rsid="018a6848"/>
    </style:style>
    <style:style style:name="T135" style:family="text">
      <style:text-properties officeooo:rsid="0194656c"/>
    </style:style>
    <style:style style:name="T136" style:family="text">
      <style:text-properties officeooo:rsid="01993b18"/>
    </style:style>
    <style:style style:name="T137" style:family="text">
      <style:text-properties officeooo:rsid="019afcff"/>
    </style:style>
    <style:style style:name="T138" style:family="text">
      <style:text-properties officeooo:rsid="019c380c"/>
    </style:style>
    <style:style style:name="T139" style:family="text">
      <style:text-properties officeooo:rsid="01a6dee8"/>
    </style:style>
    <style:style style:name="T140" style:family="text">
      <style:text-properties officeooo:rsid="01a9a0e1"/>
    </style:style>
    <style:style style:name="T141" style:family="text">
      <style:text-properties officeooo:rsid="01ab9fbb"/>
    </style:style>
    <style:style style:name="T142" style:family="text">
      <style:text-properties officeooo:rsid="01b07dca"/>
    </style:style>
    <style:style style:name="T143" style:family="text">
      <style:text-properties officeooo:rsid="01b171e7"/>
    </style:style>
    <style:style style:name="T144" style:family="text">
      <style:text-properties officeooo:rsid="01ca8a98"/>
    </style:style>
    <style:style style:name="T145" style:family="text">
      <style:text-properties officeooo:rsid="01cd14c0" fo:background-color="#fff200" loext:char-shading-value="0"/>
    </style:style>
    <style:style style:name="T146" style:family="text">
      <style:text-properties officeooo:rsid="01db8e7f"/>
    </style:style>
    <style:style style:name="T147" style:family="text">
      <style:text-properties officeooo:rsid="01e30a23"/>
    </style:style>
    <style:style style:name="T148" style:family="text">
      <style:text-properties officeooo:rsid="01e56169"/>
    </style:style>
    <style:style style:name="T149" style:family="text">
      <style:text-properties officeooo:rsid="01f380ce"/>
    </style:style>
    <style:style style:name="T150" style:family="text">
      <style:text-properties officeooo:rsid="01fc05fd"/>
    </style:style>
    <style:style style:name="T151" style:family="text">
      <style:text-properties officeooo:rsid="01ffb4b7"/>
    </style:style>
    <style:style style:name="T152" style:family="text">
      <style:text-properties officeooo:rsid="020e6fdc"/>
    </style:style>
    <style:style style:name="T153" style:family="text">
      <style:text-properties officeooo:rsid="022696a5"/>
    </style:style>
    <style:style style:name="T154" style:family="text">
      <style:text-properties officeooo:rsid="022f0760"/>
    </style:style>
    <style:style style:name="T155" style:family="text">
      <style:text-properties officeooo:rsid="023c399c"/>
    </style:style>
    <style:style style:name="T156" style:family="text">
      <style:text-properties officeooo:rsid="02479a45"/>
    </style:style>
    <style:style style:name="T157" style:family="text">
      <style:text-properties officeooo:rsid="024a88cf"/>
    </style:style>
    <style:style style:name="T158" style:family="text">
      <style:text-properties officeooo:rsid="0251f523"/>
    </style:style>
    <style:style style:name="T159" style:family="text">
      <style:text-properties fo:font-size="9pt" officeooo:rsid="024f4f2b" style:font-size-asian="9pt" style:font-size-complex="9pt"/>
    </style:style>
    <style:style style:name="T160" style:family="text">
      <style:text-properties fo:font-size="9pt" fo:font-weight="bold" style:font-size-asian="9pt" style:font-weight-asian="bold" style:font-size-complex="9pt" style:font-weight-complex="bold"/>
    </style:style>
    <style:style style:name="T161" style:family="text">
      <style:text-properties fo:font-size="9pt" fo:font-weight="bold" officeooo:rsid="024f4f2b" style:font-size-asian="9pt" style:font-weight-asian="bold" style:font-size-complex="9pt" style:font-weight-complex="bold"/>
    </style:style>
    <style:style style:name="T162" style:family="text">
      <style:text-properties officeooo:rsid="0252dfa1"/>
    </style:style>
    <style:style style:name="T163" style:family="text">
      <style:text-properties officeooo:rsid="0256f8a7"/>
    </style:style>
    <style:style style:name="T164" style:family="text">
      <style:text-properties officeooo:rsid="025e0ded"/>
    </style:style>
    <style:style style:name="T165" style:family="text">
      <style:text-properties officeooo:rsid="0262d69a"/>
    </style:style>
    <style:style style:name="T166" style:family="text">
      <style:text-properties officeooo:rsid="02752c50"/>
    </style:style>
    <style:style style:name="T167" style:family="text">
      <style:text-properties officeooo:rsid="0287e4e1"/>
    </style:style>
    <style:style style:name="T168" style:family="text">
      <style:text-properties officeooo:rsid="02926913"/>
    </style:style>
    <style:style style:name="T169" style:family="text">
      <style:text-properties officeooo:rsid="029a2bf6"/>
    </style:style>
    <style:style style:name="T170" style:family="text">
      <style:text-properties officeooo:rsid="02a093df"/>
    </style:style>
    <style:style style:name="T171" style:family="text">
      <style:text-properties officeooo:rsid="02a55af8"/>
    </style:style>
    <style:style style:name="T172" style:family="text">
      <style:text-properties officeooo:rsid="02ab5f7e"/>
    </style:style>
    <style:style style:name="T173" style:family="text">
      <style:text-properties officeooo:rsid="02afab4b"/>
    </style:style>
    <style:style style:name="T174" style:family="text">
      <style:text-properties officeooo:rsid="00eb154f"/>
    </style:style>
    <style:style style:name="T175" style:family="text">
      <style:text-properties officeooo:rsid="02bf25f7"/>
    </style:style>
    <style:style style:name="T176" style:family="text">
      <style:text-properties officeooo:rsid="02c0d488"/>
    </style:style>
    <style:style style:name="T177" style:family="text">
      <style:text-properties officeooo:rsid="02c3ce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text:span text:style-name="T33">K</text:span><text:span text:style-name="T31">8s = Kubernetes</text:span></text:p>
      <text:p text:style-name="P102"><text:a xlink:type="simple" xlink:href="https://app.lucidchart.com/documents/view/b1b62a6e-1266-41dd-b48d-3c44252fb88f/fB.lPxz788ce" text:style-name="Internet_20_link" text:visited-style-name="Visited_20_Internet_20_Link"/></text:p>
      <text:p text:style-name="P104">asdfas234$$</text:p>
      <text:p text:style-name="P102"/>
      <text:p text:style-name="P361"><text:span text:style-name="T37">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02"/>
      <text:p text:style-name="P1"><text:span text:style-name="T33">Co</text:span><text:span text:style-name="T31">ntainers</text:span>: Are a bit like virtual machines, but they are smaller and start up faster. </text:p>
      <text:p text:style-name="P2"/>
      <text:p text:style-name="P2">Wrap software in independent portable packages, making it easy to quickly <text:span text:style-name="T173">r</text:span>un software in a variety of environments.</text:p>
      <text:p text:style-name="P2"/>
      <text:p text:style-name="P3">Helps to ensure high availability <text:span text:style-name="T30">and make it easy to scale resources.</text:span></text:p>
      <text:p text:style-name="P3"/>
      <text:p text:style-name="P4">Containers let’s you to run a variety of software components across a cluster of generic software.</text:p>
      <text:p text:style-name="P4"/>
      <text:p text:style-name="P105"><text:span text:style-name="T31">Container Runtime:</text:span><text:span text:style-name="T40"> </text:span>Software that execute containers and manage container images on a node.</text:p>
      <text:p text:style-name="P4"/>
      <text:p text:style-name="P41">Docker is leading the container <text:span text:style-name="T48">runtime</text:span> marke<text:span text:style-name="T48">t, but there are others like Lxd,Rkt (rocket) or Containerd.</text:span></text:p>
      <text:p text:style-name="P41"/>
      <text:p text:style-name="P206"><text:span text:style-name="T31">Container orchestration tool </text:span><text:span text:style-name="T32">(cot)</text:span><text:span text:style-name="T1">:</text:span> <text:span text:style-name="T23">The goal is to automate our application infrastructure and make it easy to manage.</text:span></text:p>
      <text:p text:style-name="P42"/>
      <text:p text:style-name="P5"><text:span text:style-name="T23">If I want to scale up several containers to handle additional load, deploy new code to my entire cluster </text:span><text:span text:style-name="T27">or ensure that multiple instances of a piece of software are spread across multiple servers for HA I can do it manually, taking a lot of time, or using a container orchestration tool.</text:span></text:p>
      <text:p text:style-name="P42"/>
      <text:p text:style-name="P6"><text:span text:style-name="T39">K</text:span><text:span text:style-name="T38">ubernetes:</text:span><text:span text:style-name="T22"> Is a container orchestration tool.</text:span></text:p>
      <text:p text:style-name="P6"><text:span text:style-name="T22">Was created by google to manage it’s infrastructure. </text:span><text:span text:style-name="T25">Is an open source software maintained by several companies</text:span><text:span text:style-name="T22"> and is leading by far the cot market.</text:span></text:p>
      <text:p text:style-name="P43"/>
      <text:p text:style-name="P43"><text:a xlink:type="simple" xlink:href="https://kubernetes.io/docs/tutorials/kubernetes-basics/" text:style-name="Internet_20_link" text:visited-style-name="Visited_20_Internet_20_Link">https://kubernetes.io/docs/tutorials/kubernetes-basics/</text:a></text:p>
      <text:p text:style-name="P43"><text:a xlink:type="simple" xlink:href="https://vimeo.com/245778144/4d1d597c5e" text:style-name="Internet_20_link" text:visited-style-name="Visited_20_Internet_20_Link">https://vimeo.com/245778144/4d1d597c5e</text:a></text:p>
      <text:p text:style-name="P43"/>
      <text:p text:style-name="P74">Can relocate the app components anytime. Takes care of the service discovery, scaling, load balancing, self healing, etc.</text:p>
      <text:p text:style-name="P43"/>
      <text:p text:style-name="P252">Under the hood, kubernetes uses an API server to manipulate docker (or the container run time)</text:p>
      <text:p text:style-name="P87"/>
      <text:p text:style-name="P87">run: <text:s/>sudo ps docker <text:s text:c="3"/>→ you will see all the containers there.</text:p>
      <text:p text:style-name="Horizontal_20_Line"/>
      <text:p text:style-name="P86"><text:span text:style-name="T34">P</text:span><text:span text:style-name="T31">OD: </text:span><text:span text:style-name="T77">Smallest unit of kubernetes. Can be either a single container or <text:s/>group of containers.</text:span></text:p>
      <text:p text:style-name="P175">All containers in a pod have the same IP</text:p>
      <text:p text:style-name="P175">All pods in a cluster have unique IPs in the same IP space (range).</text:p>
      <text:p text:style-name="P201"/>
      <text:p text:style-name="P174"><text:soft-page-break/><text:span text:style-name="T42">IP Space:</text:span> <text:s/>If one pod in the worker 1 have 10.10.10.x the other pods in the same and other worker nodes will have an IP from the <text:span text:style-name="T152">same range.</text:span></text:p>
      <text:p text:style-name="P174"/>
      <text:p text:style-name="P174">All the pods in the same cluster are in the same IP space. </text:p>
      <text:p text:style-name="P174"/>
      <text:p text:style-name="Horizontal_20_Line"/>
      <text:p text:style-name="P43"><text:span text:style-name="T34">S</text:span><text:span text:style-name="T31">oftware defined network (SDN):</text:span><text:span text:style-name="T40"> </text:span><text:span text:style-name="T108">Flannel by Coreos, Weave Net by WeaveWorks,etc.</text:span></text:p>
      <text:p text:style-name="P59"/>
      <text:p text:style-name="P89"><text:span text:style-name="T1">CNI: </text:span><text:span text:style-name="T49">Container network interface</text:span></text:p>
      <text:p text:style-name="P92"/>
      <text:p text:style-name="P57">All k8s networking have to follow these rules:</text:p>
      <text:list xml:id="list3258504484" text:style-name="L1">
        <text:list-item>
          <text:p text:style-name="P372">All containers can communicate with all other containers without NAT</text:p>
        </text:list-item>
        <text:list-item>
          <text:p text:style-name="P372">All nodes can communicate with all containers (and vice versa) without NAT</text:p>
        </text:list-item>
        <text:list-item>
          <text:p text:style-name="P372">The IP address that the container sees itself as is the IP that other see it as.</text:p>
        </text:list-item>
      </text:list>
      <text:p text:style-name="P59"/>
      <text:p text:style-name="P327"><text:span text:style-name="T24">Flannel:</text:span><text:span text:style-name="T28"> </text:span><text:a xlink:type="simple" xlink:href="https://github.com/coreos/flannel/" text:style-name="Internet_20_link" text:visited-style-name="Visited_20_Internet_20_Link">https://github.com/coreos/flannel/</text:a></text:p>
      <text:p text:style-name="P327"><text:span text:style-name="T28">It’s very simple to use, doesn’t have network policies </text:span><text:span text:style-name="T29">like </text:span><text:a xlink:type="simple" xlink:href="https://www.projectcalico.org/" text:style-name="Internet_20_link" text:visited-style-name="Visited_20_Internet_20_Link">Calico</text:a> <text:span text:style-name="T153">or others,</text:span></text:p>
      <text:p text:style-name="P88"/>
      <text:p text:style-name="P88">You only have to run this command flannel installs everything:</text:p>
      <text:p text:style-name="P328"/>
      <text:p text:style-name="P328">kubectl apply -f https://raw.githubusercontent.com/coreos/flannel/master/Documentation/kube-flannel.yml</text:p>
      <text:p text:style-name="P100"/>
      <text:p text:style-name="P178">Flannel runs flanneld on each host.</text:p>
      <text:p text:style-name="Horizontal_20_Line"/>
      <text:p text:style-name="P101">DNS:</text:p>
      <text:p text:style-name="P329">Containers that are in one namespace than need to reach containers in another namespace they have to do a full lookup to the DNS server for a record of the other namespace.</text:p>
      <text:p text:style-name="P329"/>
      <text:p text:style-name="Horizontal_20_Line"/>
      <text:p text:style-name="P68"><text:span text:style-name="T31">Minikube:</text:span> Runs a single kubernetes node cluster using a virtual machine on my computer.</text:p>
      <text:p text:style-name="P67"/>
      <text:p text:style-name="P67"><text:span text:style-name="T31">Web UI (Dashboard):</text:span> <text:span text:style-name="T109">Dashboard UI. Web based kubernetes user interface. Created by google and more companies. Quite similar to GCP UI.</text:span></text:p>
      <text:p text:style-name="P43"/>
      <text:p text:style-name="P93">Components: <text:span text:style-name="T78">Kubernetes consist on multiple components working together in order to provide the overall functionality of a k8s cluster. </text:span><text:span text:style-name="T79">Many of them are running as pods.</text:span></text:p>
      <text:p text:style-name="P169"/>
      <text:p text:style-name="P169"/>
      <text:p text:style-name="P94"><text:span text:style-name="T79"><text:tab/></text:span><text:span text:style-name="T174">For control-plane</text:span><text:span text:style-name="T69"> </text:span><text:span text:style-name="T84">(Master Node)</text:span></text:p>
      <text:p text:style-name="P96"><text:span text:style-name="T84">C</text:span><text:span text:style-name="T77">an not contain pods or be responsible for running the application components.</text:span></text:p>
      <text:p text:style-name="P173">Can be replicated for HA.</text:p>
      <text:list xml:id="list89741481" text:style-name="L2">
        <text:list-header>
          <text:p text:style-name="P382"/>
        </text:list-header>
        <text:list-item>
          <text:p text:style-name="P395"><text:span text:style-name="T130">API S</text:span>erver<text:span text:style-name="T93">:</text:span><text:span text:style-name="T77"> Serves </text:span><text:span text:style-name="T82">the k8s API, the primary interface for the cluster. </text:span><text:span text:style-name="T83">Simple REST based web API. </text:span><text:span text:style-name="T85">All cluster components (scheduler,controller manager,</text:span><text:span text:style-name="T86">kubelet, kube-proxy, etc</text:span><text:span text:style-name="T85"> ) </text:span><text:span text:style-name="T87">are pointing towards it to request information.</text:span></text:p>
          <text:p text:style-name="P383"><text:soft-page-break/></text:p>
        </text:list-item>
        <text:list-item>
          <text:p text:style-name="P384"><text:span text:style-name="T35">S</text:span><text:span text:style-name="T31">cheduler</text:span><text:span text:style-name="T1">: </text:span><text:s/><text:span text:style-name="T133">Assigns your app to a worker node. Auto-detects which pod to assign to which node based on resources requirements, hardware constraints, etc.</text:span></text:p>
          <text:p text:style-name="P387"/>
        </text:list-item>
        <text:list-item>
          <text:p text:style-name="P396"><text:span text:style-name="T131">C</text:span>ontroller <text:span text:style-name="T131">M</text:span>anager<text:span text:style-name="T93">: </text:span><text:span text:style-name="T106">Daemon</text:span><text:span text:style-name="T91">.</text:span><text:span text:style-name="T94"> </text:span><text:span text:style-name="T87">Maintains the cluster. Handles node failures, replicating components, maintaining the correct amount of pods, etc.</text:span></text:p>
        </text:list-item>
      </text:list>
      <text:p text:style-name="P176"/>
      <text:p text:style-name="P98"><text:span text:style-name="T87"><text:tab/></text:span><text:span text:style-name="T90">Operates the cluster controllers:</text:span></text:p>
      <text:list xml:id="list583367882" text:style-name="L3">
        <text:list-item>
          <text:p text:style-name="P397"><text:span text:style-name="T105">Node Controller</text:span><text:span text:style-name="T77">: <text:tab/>Responsible for noticing and responding when nodes go down.</text:span></text:p>
        </text:list-item>
        <text:list-item>
          <text:p text:style-name="P399"><text:span text:style-name="T77">Replication Controller:</text:span><text:span text:style-name="T103"> <text:s text:c="3"/>Responsible for maintaining the correct number of pods for every replication controller object in the system</text:span></text:p>
        </text:list-item>
        <text:list-item>
          <text:p text:style-name="P399"><text:span text:style-name="T77">Endpoints Controller:</text:span><text:span text:style-name="T103"> <text:s text:c="5"/>Populates the Endpoint object, example: joins services and pods</text:span></text:p>
        </text:list-item>
        <text:list-item>
          <text:p text:style-name="P397"><text:span text:style-name="T105">Service Account &amp; Token Controllers:</text:span><text:span text:style-name="T77"> <text:s text:c="3"/>Creates default account and API access tokens for new namespaces. <text:s/></text:span></text:p>
        </text:list-item>
      </text:list>
      <text:list xml:id="list124136697751657" text:continue-list="list89741481" text:style-name="L2">
        <text:list-header>
          <text:p text:style-name="P385"/>
        </text:list-header>
        <text:list-item>
          <text:p text:style-name="P398"><text:span text:style-name="T132">e</text:span>tcd<text:span text:style-name="T77">: Provides distributed, synchronized data storage for the cluster state.</text:span><text:span text:style-name="T80"> </text:span><text:span text:style-name="T81">Not only stores the data, ensures that is synchronized across all the nodes. S</text:span><text:span text:style-name="T88">tores the cluster configuration.</text:span></text:p>
        </text:list-item>
      </text:list>
      <text:p text:style-name="P177"><text:tab/></text:p>
      <text:p text:style-name="P99"><text:span text:style-name="T88"><text:tab/></text:span><text:span text:style-name="T89">Is a database where all of the objects within the k8s cluster are described.</text:span></text:p>
      <text:p text:style-name="P202"/>
      <text:list xml:id="list124136864814697" text:continue-numbering="true" text:style-name="L2">
        <text:list-header>
          <text:p text:style-name="P400"><text:span text:style-name="T88">R</text:span><text:span text:style-name="T77">ecommended to back this up.</text:span></text:p>
        </text:list-header>
      </text:list>
      <text:p text:style-name="P195"/>
      <text:p text:style-name="P195"/>
      <text:list xml:id="list124136094120229" text:continue-numbering="true" text:style-name="L2">
        <text:list-header>
          <text:p text:style-name="P386"><text:span text:style-name="T36">For all the individual nodes</text:span><text:span text:style-name="T129"> (workers)</text:span></text:p>
        </text:list-header>
      </text:list>
      <text:p text:style-name="P172">Responsible for running the application, monitoring it and providing the services that it needs.</text:p>
      <text:list xml:id="list124137908423497" text:continue-numbering="true" text:style-name="L2">
        <text:list-header>
          <text:p text:style-name="P386"/>
        </text:list-header>
      </text:list>
      <text:list xml:id="list2937894620" text:style-name="L4">
        <text:list-item>
          <text:p text:style-name="P374"><text:span text:style-name="T1">kubelet: </text:span><text:span text:style-name="T60">Daemon</text:span><text:span text:style-name="T16">. </text:span><text:span text:style-name="T54">Runs and manages the containers on the node and talks to the API server.</text:span></text:p>
          <text:p text:style-name="P373"/>
          <text:p text:style-name="P374">Middle man between k8s API and the container runner. <text:span text:style-name="T110">When a container need actually to be ran on a node, control-plane reaches out on that node and then the kubelet on that node instructs the container runner to go ahead and run that container. </text:span></text:p>
          <text:p text:style-name="P374"/>
          <text:p text:style-name="P375">Is not running as a pod, runs as a service: <text:tab/> sudo systemctl status kubelet</text:p>
        </text:list-item>
      </text:list>
      <text:p text:style-name="P71"/>
      <text:list xml:id="list124135971342575" text:continue-numbering="true" text:style-name="L4">
        <text:list-item>
          <text:p text:style-name="P376"><text:span text:style-name="T1">kube-proxy: </text:span><text:span text:style-name="T55">Load balances traffic between application components.</text:span></text:p>
          <text:p text:style-name="P377"/>
          <text:p text:style-name="P376">Handles networking communications between nodes. <text:span text:style-name="T111">Routes traffic. Writes firewall rules to the routing tables of each nodes to allow the traffic to be routed properly.</text:span></text:p>
          <text:p text:style-name="P378"/>
        </text:list-item>
        <text:list-item>
          <text:p text:style-name="P378"><text:span text:style-name="T1">Container runtime: </text:span><text:span text:style-name="T60">Daemon</text:span><text:span text:style-name="T16">.</text:span>The program that runs the container (docker, rkt, containerd)</text:p>
        </text:list-item>
      </text:list>
      <text:p text:style-name="P46"/>
      <text:p text:style-name="P43"><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43"/>
      <text:p text:style-name="P43"/>
      <text:p text:style-name="P43"/>
      <text:p text:style-name="P43"/>
      <text:p text:style-name="P75"><text:span text:style-name="T1">Declarative intent: </text:span>Instead of having to manually check the cluster, k8s does this automatically it just says which status should be in.</text:p>
      <text:p text:style-name="P43"/>
      <text:p text:style-name="P43"/>
      <text:p text:style-name="P43"/>
      <text:p text:style-name="Horizontal_20_Line"/>
      <text:p text:style-name="P249"><text:span text:style-name="T41">Keystrokes:</text:span><text:span text:style-name="T26"> <text:s text:c="3"/></text:span><text:a xlink:type="simple" xlink:href="https://kubernetes.io/docs/reference/kubectl/cheatsheet/" text:style-name="Internet_20_link" text:visited-style-name="Visited_20_Internet_20_Link">https://kubernetes.io/docs/reference/kubectl/cheatsheet/</text:a></text:p>
      <text:p text:style-name="P48">See version:</text:p>
      <text:list xml:id="list1075972429" text:style-name="L5">
        <text:list-item>
          <text:p text:style-name="P379"><text:span text:style-name="T1">docker:</text:span> <text:s text:c="9"/><text:span text:style-name="T50">sudo docker version</text:span></text:p>
        </text:list-item>
        <text:list-item>
          <text:p text:style-name="P380"><text:span text:style-name="T1">kubeadm: <text:s text:c="3"/></text:span><text:s text:c="2"/>sudo kubeadm version</text:p>
        </text:list-item>
        <text:list-item>
          <text:p text:style-name="P381"><text:span text:style-name="T1">kubectl:</text:span> <text:s text:c="8"/>sudo kubectl version</text:p>
        </text:list-item>
      </text:list>
      <text:p text:style-name="P49"/>
      <text:p text:style-name="P62"><text:span text:style-name="T2">G</text:span><text:span text:style-name="T1">et Nodes:<text:tab/><text:tab/></text:span><text:span text:style-name="T70">kubectl get nodes</text:span></text:p>
      <text:p text:style-name="P113"/>
      <text:p text:style-name="P43"><text:span text:style-name="T2">See all pods:<text:tab/></text:span><text:tab/>kubectl get pods --all-namespaces -o wide</text:p>
      <text:p text:style-name="P44"><text:tab/><text:tab/><text:tab/><text:span text:style-name="T71">kubectl get pods -n kube-system</text:span></text:p>
      <text:p text:style-name="P44"><text:span text:style-name="T71"><text:tab/><text:tab/><text:tab/></text:span><text:span text:style-name="T75">kubectl get pods -n &lt;</text:span><text:span text:style-name="T76">namespace</text:span><text:span text:style-name="T75">&gt; -w <text:s text:c="8"/>(w is like tail -f)</text:span></text:p>
      <text:p text:style-name="P114"><text:tab/></text:p>
      <text:p text:style-name="P114"><text:tab/><text:tab/><text:tab/>kubectl get nodes -o yaml</text:p>
      <text:p text:style-name="P45"><text:span text:style-name="T71"><text:tab/><text:tab/><text:tab/>kubectl get nodes -o </text:span><text:span text:style-name="T74">name</text:span></text:p>
      <text:p text:style-name="P47"><text:span text:style-name="T74"><text:tab/><text:tab/><text:tab/>kubectl get nodes -o wide</text:span><text:span text:style-name="T71"><text:tab/></text:span></text:p>
      <text:p text:style-name="P53"><text:soft-page-break/><text:span text:style-name="T96">C</text:span><text:span text:style-name="T95">ustom query to pods:</text:span></text:p>
      <text:p text:style-name="P116">kubectl get pods -o custom-columns=POD:metadata.name,NODE:spec.nodeName --sort-by spec.nodeName -n kube-system<text:tab/><text:tab/></text:p>
      <text:p text:style-name="P115"/>
      <text:p text:style-name="P44"><text:span text:style-name="T92">Describe nodes:</text:span><text:span text:style-name="T72"><text:tab/></text:span><text:span text:style-name="T71">kubectl describe nodes</text:span></text:p>
      <text:p text:style-name="P44"><text:span text:style-name="T71"><text:tab/><text:tab/><text:tab/></text:span><text:span text:style-name="T73">kubectl describe </text:span></text:p>
      <text:p text:style-name="P117"/>
      <text:p text:style-name="P60"><text:span text:style-name="T3">See deployment:</text:span><text:tab/>kubectl get deployment</text:p>
      <text:p text:style-name="P76"><text:span text:style-name="T1">See services:<text:tab/></text:span><text:tab/>kubectl get svc</text:p>
      <text:p text:style-name="P76"/>
      <text:p text:style-name="P77"><text:span text:style-name="T1">Component Status: </text:span><text:tab/>kubectl get componentstatus</text:p>
      <text:p text:style-name="P61"/>
      <text:p text:style-name="P70"><text:span text:style-name="T1">Reset kubeadm:</text:span><text:tab/>kubeadm reset <text:s/>→ will remove the worker node from the cluster, then you can join the node again</text:p>
      <text:p text:style-name="P61"/>
      <text:p text:style-name="P63"><text:span text:style-name="T1">Check logs:</text:span><text:tab/><text:tab/>journalctl -u kubelet</text:p>
      <text:p text:style-name="P63"><text:tab/><text:tab/><text:tab/>/<text:span text:style-name="T107">var/log/pods/(pod number) <text:s/></text:span></text:p>
      <text:p text:style-name="P64"><text:tab/><text:tab/><text:tab/>kubectl get po --namespace kube-system -l app=flannel <text:tab/><text:tab/><text:tab/></text:p>
      <text:p text:style-name="P65">kubectl logs --namespace kube-system <text:span text:style-name="T1">&lt;POD_ID&gt;</text:span> -c kube-flannel</text:p>
      <text:p text:style-name="P64">kubectl logs --namespace kube-system <text:span text:style-name="T1">kube-flannel-ds-amd64-2mwxm</text:span> -c kube-flannel</text:p>
      <text:p text:style-name="P50"/>
      <text:p text:style-name="P69"><text:span text:style-name="T1">See docker available versions: <text:s text:c="2"/></text:span><text:span text:style-name="T49">apt-cache madison docker-ce</text:span></text:p>
      <text:p text:style-name="P50"/>
      <text:p text:style-name="P66"><text:span text:style-name="T1">Services:</text:span><text:tab/><text:tab/>systemctl status kubelet</text:p>
      <text:p text:style-name="P66"/>
      <text:p text:style-name="P82"><text:span text:style-name="T1">Configuration files:</text:span><text:tab/>/etc/kubernetes/manifests/kube-controller-manager.yaml<text:tab/></text:p>
      <text:p text:style-name="P83"><text:span text:style-name="T1">Kube configuration:</text:span> <text:s/>root/.kube/config</text:p>
      <text:p text:style-name="P66"/>
      <text:p text:style-name="P119"><text:span text:style-name="T4">Check web server:</text:span><text:span text:style-name="T114"> <text:tab/></text:span>kubectl exec busybox -- curl 10.244.1.4</text:p>
      <text:p text:style-name="P66"/>
      <text:p text:style-name="P58">Get inside a node:</text:p>
      <text:p text:style-name="P90">kubectl exec -it nginx-7cdbd8cdc9-q9x78 /bin/bash</text:p>
      <text:p text:style-name="P91">it stands for interactive</text:p>
      <text:p text:style-name="P66"/>
      <text:p text:style-name="P51">Do a loop <text:span text:style-name="T115">to test</text:span> autoscaling: <text:span text:style-name="T116">hpa</text:span></text:p>
      <text:p text:style-name="P72">while true; do wget -q -O http:/&lt;your address here&gt;; done<text:tab/></text:p>
      <text:p text:style-name="P66"/>
      <text:p text:style-name="P73"><text:span text:style-name="T1">Check hpa:</text:span> <text:s text:c="2"/>kubectl get hpa</text:p>
      <text:p text:style-name="P73"><text:span text:style-name="T1">Check hpa in live:</text:span> <text:s/>whatch “kubectl get hpa”</text:p>
      <text:p text:style-name="P73"/>
      <text:p text:style-name="P54">Check who is the leader in HA:</text:p>
      <text:p text:style-name="P81">kubectl get endpoints kube-scheduler -n kube-system -o yaml</text:p>
      <text:p text:style-name="P73"/>
      <text:p text:style-name="P55">Find the label applied to the etcd pod on the master node:</text:p>
      <text:p text:style-name="P73">kubectl get pods --all-namespaces --show-labels -o wide</text:p>
      <text:p text:style-name="P73"/>
      <text:p text:style-name="P56">Delete a pod:</text:p>
      <text:p text:style-name="P85">This will delete the pod but if is in a deployment the pod will be created again straigh away:</text:p>
      <text:p text:style-name="P84">root@andrewjobson1c:~# <text:span text:style-name="T1">kubectl delete pods -n myy-ns test-5bdd698494-7xx8b </text:span></text:p>
      <text:p text:style-name="P84"><text:soft-page-break/>pod "test-5bdd698494-7xx8b" deleted</text:p>
      <text:p text:style-name="P84"/>
      <text:p text:style-name="P56">Delete a deployment:</text:p>
      <text:p text:style-name="P84">Here we are deleting the deployment test2 that have the namespace myy-ns</text:p>
      <text:p text:style-name="P84">kubectl delete deployments test2 -n myy-ns</text:p>
      <text:p text:style-name="P73"/>
      <text:p text:style-name="P52">Alias:</text:p>
      <text:p text:style-name="P73">alias kc='kubectl'</text:p>
      <text:p text:style-name="P73">alias kgp='kubectl get pods'</text:p>
      <text:p text:style-name="P73">alias kgs='kubectl get svc'</text:p>
      <text:p text:style-name="P73">alias kgc='kubectl get componentstatuses’</text:p>
      <text:p text:style-name="P73">alias kctx='kubectl config current-context’</text:p>
      <text:p text:style-name="P73">alias kcon='kubectl config use-context’</text:p>
      <text:p text:style-name="P73">alias kgc='kubectl config get-context'</text:p>
      <text:p text:style-name="P73"/>
      <text:p text:style-name="P73"><text:span text:style-name="T8">Check state of etcd: <text:s/></text:span>etcdctl endpoint health</text:p>
      <text:p text:style-name="P73"/>
      <text:p text:style-name="P78"><text:span text:style-name="T1">Enable </text:span><text:span text:style-name="T7">kubernetes autocompletion</text:span><text:span text:style-name="T1">:</text:span> </text:p>
      <text:p text:style-name="P79"/>
      <text:p text:style-name="P80">There are two ways to do it:</text:p>
      <text:p text:style-name="P79"><text:span text:style-name="T134">1 -</text:span>Source the completion script in your ~/.bashrc file:</text:p>
      <text:p text:style-name="P79">echo 'source &lt;(kubectl completion bash)' &gt;&gt;~/.bashrc</text:p>
      <text:p text:style-name="P79"/>
      <text:p text:style-name="P79"><text:span text:style-name="T134">2 -</text:span>Add the completion script to the /etc/bash_completion.d directory:</text:p>
      <text:p text:style-name="P79">kubectl completion bash &gt;/etc/bash_completion.d/kubectl</text:p>
      <text:p text:style-name="P79"/>
      <text:p text:style-name="P79"/>
      <text:p text:style-name="Horizontal_20_Line"/>
      <text:p text:style-name="P179"/>
      <text:p text:style-name="Horizontal_20_Line"/>
      <text:p text:style-name="P95">K8s Deployments:</text:p>
      <text:p text:style-name="P118"/>
      <text:p text:style-name="P120">Type of object on k8s. Allows you to automate the management of the pods.</text:p>
      <text:p text:style-name="P120">Let’s you to specify a desired state for a set of pods.</text:p>
      <text:p text:style-name="P118"/>
      <text:p text:style-name="P120"><text:span text:style-name="T1">Scaling:</text:span> <text:s/><text:span text:style-name="T112">With a deployment you can specify the number of replicas (pods) you want and the deployment will create or remove pods to meet that number of replicas.</text:span></text:p>
      <text:p text:style-name="P120"/>
      <text:p text:style-name="P121">Deployment makes sure that the replicas are evenly spread out across your multiple worker nodes for HA and a lot more useful functionality like that.</text:p>
      <text:p text:style-name="P121"/>
      <text:p text:style-name="P121"/>
      <text:p text:style-name="P122"><text:span text:style-name="T1">Updates:</text:span> <text:s/>With deployments, you can change the deployment image to a new version of the image.</text:p>
      <text:p text:style-name="P123">The deployment will gradually replace existing containers with the new version in order to avoid downtime, <text:span text:style-name="T163">not like ReplicaSets.</text:span></text:p>
      <text:p text:style-name="P123"/>
      <text:p text:style-name="P124"><text:soft-page-break/>Instead of removing the old pods and spin up the new ones will gradually spin the new ones and gradually replace and remove the old pods on an incremental fashion <text:span text:style-name="T113">without incurring in any downtime for the users.</text:span></text:p>
      <text:p text:style-name="P118"/>
      <text:p text:style-name="P125"><text:span text:style-name="T1">Self-Healing:</text:span> <text:s/>If one pod is destroyed in the deployment will be immediately replaced by a new one by the deployment.</text:p>
      <text:p text:style-name="P125"/>
      <text:p text:style-name="P126">If the deployment says that I need 4 replicas for my application and anything happens to reduce that number, the deployments will spin the necessary replicas to have 4 working.</text:p>
      <text:p text:style-name="P125"/>
      <text:p text:style-name="P164"/>
      <text:p text:style-name="P125"/>
      <text:p text:style-name="P107">cat &lt;&lt;EOF | <text:span text:style-name="T1">kubectl create -f -</text:span></text:p>
      <text:p text:style-name="P107">apiVersion: apps/v1</text:p>
      <text:p text:style-name="P107">kind: Deployment</text:p>
      <text:p text:style-name="P107">metadata:</text:p>
      <text:p text:style-name="P107"><text:s text:c="2"/>name: nginx-deployment</text:p>
      <text:p text:style-name="P107"><text:s text:c="2"/>labels:</text:p>
      <text:p text:style-name="P107"><text:s text:c="4"/>app: nginx</text:p>
      <text:p text:style-name="P107">spec:</text:p>
      <text:p text:style-name="P107"><text:s text:c="2"/><text:span text:style-name="T1">replicas: 2</text:span></text:p>
      <text:p text:style-name="P107"><text:s text:c="2"/>selector:</text:p>
      <text:p text:style-name="P107"><text:s text:c="4"/>matchLabels:</text:p>
      <text:p text:style-name="P107"><text:s text:c="6"/>app: nginx</text:p>
      <text:p text:style-name="P107"><text:s text:c="2"/>template:</text:p>
      <text:p text:style-name="P107"><text:s text:c="4"/>metadata:</text:p>
      <text:p text:style-name="P107"><text:s text:c="6"/>labels:</text:p>
      <text:p text:style-name="P107"><text:s text:c="8"/>app: nginx</text:p>
      <text:p text:style-name="P107"><text:s text:c="4"/>spec:</text:p>
      <text:p text:style-name="P107"><text:s text:c="6"/>containers:</text:p>
      <text:p text:style-name="P107"><text:s text:c="6"/>- name: nginx</text:p>
      <text:p text:style-name="P107"><text:s text:c="8"/>image: nginx:1.15.4</text:p>
      <text:p text:style-name="P107"><text:s text:c="8"/>ports:</text:p>
      <text:p text:style-name="P107"><text:s text:c="8"/>- containerPort: 80</text:p>
      <text:p text:style-name="P107">EOF</text:p>
      <text:p text:style-name="P125"/>
      <text:p text:style-name="P127">It worked:</text:p>
      <text:p text:style-name="P180">deployment.apps/nginx-deployment created</text:p>
      <text:p text:style-name="P127"/>
      <text:p text:style-name="P127"/>
      <text:p text:style-name="P127">root@andrewjobson1c:~#<text:span text:style-name="T1"> kubectl get po</text:span></text:p>
      <text:p text:style-name="P127">NAME <text:s text:c="27"/><text:tab/><text:tab/> <text:s text:c="2"/>READY <text:s text:c="2"/>STATUS <text:s text:c="3"/>RESTARTS <text:s text:c="2"/>AGE</text:p>
      <text:p text:style-name="P127">nginx-deployment-9b644dcd5-wgbdc <text:s text:c="2"/>1/1 <text:s text:c="4"/><text:tab/> Running <text:s text:c="2"/>0 <text:s text:c="6"/><text:tab/> <text:s text:c="2"/>44s</text:p>
      <text:p text:style-name="P127">nginx-deployment-9b644dcd5-ws6xk <text:s text:c="2"/>1/1 <text:s text:c="3"/><text:tab/> Running <text:s text:c="2"/>0 <text:s text:c="8"/><text:tab/> <text:s text:c="2"/>44s</text:p>
      <text:p text:style-name="P127"/>
      <text:p text:style-name="P127">root@andrewjobson1c:~# <text:span text:style-name="T1">kubectl describe deployment nginx-deployment</text:span></text:p>
      <text:p text:style-name="P106">Name: <text:s text:c="18"/><text:span text:style-name="T1">nginx-deployment</text:span></text:p>
      <text:p text:style-name="P106">Namespace: <text:s text:c="13"/>default</text:p>
      <text:p text:style-name="P106">CreationTimestamp: <text:s text:c="5"/>Fri, 05 Jul 2019 08:36:18 +0000</text:p>
      <text:p text:style-name="P106">Labels: <text:s text:c="16"/>app=nginx</text:p>
      <text:p text:style-name="P106">Annotations: <text:s text:c="11"/>deployment.kubernetes.io/revision: 1</text:p>
      <text:p text:style-name="P106">Selector: <text:s text:c="14"/>app=nginx</text:p>
      <text:p text:style-name="P108">Replicas: <text:s text:c="14"/>2 desired | 2 updated | 2 total | 2 available | 0 unavailable</text:p>
      <text:p text:style-name="P106">StrategyType: <text:s text:c="10"/>RollingUpdate</text:p>
      <text:p text:style-name="P106"><text:soft-page-break/>MinReadySeconds: <text:s text:c="7"/>0</text:p>
      <text:p text:style-name="P106">RollingUpdateStrategy: <text:s/>25% max unavailable, 25% max surge</text:p>
      <text:p text:style-name="P106">Pod Template:</text:p>
      <text:p text:style-name="P106"><text:s text:c="2"/>Labels: <text:s/>app=nginx</text:p>
      <text:p text:style-name="P106"><text:s text:c="2"/>Containers:</text:p>
      <text:p text:style-name="P106"><text:s text:c="3"/>nginx:</text:p>
      <text:p text:style-name="P106"><text:s text:c="4"/>Image: <text:s text:c="7"/>nginx:1.15.4</text:p>
      <text:p text:style-name="P106"><text:s text:c="4"/>Port: <text:s text:c="8"/>80/TCP</text:p>
      <text:p text:style-name="P106"><text:s text:c="4"/>Host Port: <text:s text:c="3"/>0/TCP</text:p>
      <text:p text:style-name="P106"><text:s text:c="4"/>Environment: <text:s/>&lt;none&gt;</text:p>
      <text:p text:style-name="P106"><text:s text:c="4"/>Mounts: <text:s text:c="6"/>&lt;none&gt;</text:p>
      <text:p text:style-name="P106"><text:s text:c="2"/>Volumes: <text:s text:c="7"/>&lt;none&gt;</text:p>
      <text:p text:style-name="P106">Conditions:</text:p>
      <text:p text:style-name="P106"><text:s text:c="2"/>Type <text:s text:c="10"/>Status <text:s/>Reason</text:p>
      <text:p text:style-name="P106"><text:s text:c="2"/>---- <text:s text:c="10"/>------ <text:s/>------</text:p>
      <text:p text:style-name="P106"><text:s text:c="2"/>Available <text:s text:c="5"/>True <text:s text:c="3"/>MinimumReplicasAvailable</text:p>
      <text:p text:style-name="P106"><text:s text:c="2"/>Progressing <text:s text:c="3"/>True <text:s text:c="3"/>NewReplicaSetAvailable</text:p>
      <text:p text:style-name="P106">OldReplicaSets: <text:s/>&lt;none&gt;</text:p>
      <text:p text:style-name="P106">NewReplicaSet: <text:s text:c="2"/>nginx-deployment-9b644dcd5 (2/2 replicas created)</text:p>
      <text:p text:style-name="P106">Events:</text:p>
      <text:p text:style-name="P106"><text:s text:c="2"/>Type <text:s text:c="3"/>Reason <text:s text:c="12"/>Age <text:s text:c="3"/>From <text:s text:c="18"/>Message</text:p>
      <text:p text:style-name="P106"><text:s text:c="2"/>---- <text:s text:c="3"/>------ <text:s text:c="12"/>---- <text:s text:c="2"/>---- <text:s text:c="18"/>-------</text:p>
      <text:p text:style-name="P106"><text:s text:c="2"/>Normal <text:s/>ScalingReplicaSet <text:s/>3m20s <text:s/>deployment-controller <text:s/>Scaled up replica set nginx-deployment-9b644dcd5 to 2</text:p>
      <text:p text:style-name="P171"/>
      <text:p text:style-name="P170"/>
      <text:p text:style-name="P170"><text:span text:style-name="T1">Deleting a pod,</text:span> the deployment will spin up one new pod and will be operative is seconds.</text:p>
      <text:p text:style-name="P170"/>
      <text:p text:style-name="P128">root@andrewjobson1c:~#<text:span text:style-name="T1"> kubectl get po</text:span></text:p>
      <text:p text:style-name="P128">NAME <text:s text:c="27"/><text:tab/><text:tab/> <text:s text:c="2"/>READY <text:s text:c="2"/>STATUS <text:s text:c="3"/>RESTARTS <text:s text:c="2"/>AGE</text:p>
      <text:p text:style-name="P128">nginx-deployment-9b644dcd5-wgbdc <text:s text:c="2"/>1/1 <text:s text:c="4"/><text:tab/> Running <text:s text:c="2"/>0 <text:s text:c="6"/><text:tab/> <text:s text:c="2"/>44s</text:p>
      <text:p text:style-name="P128">nginx-deployment-9b644dcd5-ws6xk <text:s text:c="2"/>1/1 <text:s text:c="3"/><text:tab/> Running <text:s text:c="2"/>0 <text:s text:c="8"/><text:tab/> <text:s text:c="2"/>44s</text:p>
      <text:p text:style-name="P128"/>
      <text:p text:style-name="P128"/>
      <text:p text:style-name="P128">root@andrewjobson1c:~# <text:span text:style-name="T1">kubectl delete pod nginx-deployment-9b644dcd5-ws6xk</text:span></text:p>
      <text:p text:style-name="P128">pod "nginx-deployment-9b644dcd5-ws6xk" deleted</text:p>
      <text:p text:style-name="P128"/>
      <text:p text:style-name="P130">This will take a few seconds</text:p>
      <text:p text:style-name="P130"/>
      <text:p text:style-name="P130"/>
      <text:p text:style-name="P129">NAME <text:s text:c="27"/><text:tab/><text:tab/> <text:s text:c="2"/>READY <text:s text:c="2"/>STATUS <text:s text:c="3"/>RESTARTS <text:s text:c="2"/>AGE</text:p>
      <text:p text:style-name="P129">nginx-deployment-9b644dcd5-wgbdc <text:s text:c="2"/>1/1 <text:s text:c="4"/><text:tab/> Running <text:s text:c="2"/>0 <text:s text:c="6"/><text:tab/> <text:s text:c="2"/>44s</text:p>
      <text:p text:style-name="P129"><text:span text:style-name="T1">nginx-deployment-9b644dcd5-nvlmb</text:span> <text:s text:c="2"/>1/1 <text:s text:c="2"/><text:tab/> Running <text:s text:c="2"/>0 <text:s text:c="6"/><text:tab/> <text:s text:c="2"/>7s</text:p>
      <text:p text:style-name="P129"/>
      <text:p text:style-name="P130">In bold the new pod created seven second ago.</text:p>
      <text:p text:style-name="P130"/>
      <text:p text:style-name="P130"/>
      <text:p text:style-name="P130"/>
      <text:p text:style-name="P192">Another Example:</text:p>
      <text:p text:style-name="P192"/>
      <text:p text:style-name="P167">Deploying nginx v1 with two replicas.</text:p>
      <text:p text:style-name="P163"/>
      <text:p text:style-name="P193">Update the nginx image, from v1 to v2:</text:p>
      <text:p text:style-name="P163"><text:soft-page-break/>root@andrewjobson1c:~/k8s_files# <text:span text:style-name="T1">kubectl set image deployment.v1.apps/example-deployment nginx=darealmc/nginx-k8s:v2</text:span></text:p>
      <text:p text:style-name="P163">deployment.apps/example-deployment image updated</text:p>
      <text:p text:style-name="P163"/>
      <text:p text:style-name="P163"/>
      <text:p text:style-name="P164">See how the deployment takes care of removing the <text:span text:style-name="T158">old </text:span>pods <text:span text:style-name="T158">(nginx v1)</text:span> <text:span text:style-name="T158">and creating the new ones (nginx v2)</text:span></text:p>
      <text:p text:style-name="P164"/>
      <text:p text:style-name="P165">First create a new one, <text:span text:style-name="T159">example-deployment-56d5dfc8</text:span><text:span text:style-name="T161">7f <text:s/></text:span><text:span text:style-name="T160">(</text:span>second 29)</text:p>
      <text:p text:style-name="P165">The remove one of the old ones (second 25)</text:p>
      <text:p text:style-name="P165">After that creates the second one</text:p>
      <text:p text:style-name="P165">And then remove the last one of the old pods <text:span text:style-name="T162">(second 22)</text:span></text:p>
      <text:p text:style-name="P166">All this to avoid to lose the website.</text:p>
      <text:p text:style-name="P165"/>
      <text:p text:style-name="P165">root@andrewjobson1c:~/k8s_files# <text:span text:style-name="T1">kubectl describe deployments example-deployment </text:span></text:p>
      <text:p text:style-name="P164">[...]</text:p>
      <text:p text:style-name="P337">OldReplicaSets: <text:s/>&lt;none&gt;</text:p>
      <text:p text:style-name="P337"><text:span text:style-name="T1">NewReplicaSet: <text:s text:c="2"/>example-deployment-56d5dfc87f</text:span> (2/2 replicas created)</text:p>
      <text:p text:style-name="P337">Events:</text:p>
      <text:p text:style-name="P337"><text:s text:c="2"/>Type <text:s text:c="3"/>Reason <text:s text:c="12"/>Age <text:s text:c="2"/>From <text:s text:c="18"/>Message</text:p>
      <text:p text:style-name="P337"><text:s text:c="2"/>---- <text:s text:c="3"/>------ <text:s text:c="12"/>---- <text:s/>---- <text:s text:c="18"/>-------</text:p>
      <text:p text:style-name="P337"><text:s text:c="2"/>Normal <text:s/>ScalingReplicaSet <text:s/>11m <text:s text:c="2"/>deployment-controller <text:s/>Scaled up replica set example-deployment-6d98cb87fb to 2 </text:p>
      <text:p text:style-name="P337"><text:s text:c="2"/>Normal <text:s/>ScalingReplicaSet <text:s/><text:span text:style-name="T1">29s </text:span><text:s text:c="2"/>deployment-controller <text:span text:style-name="T1"><text:s/>Scaled up</text:span> replica set example-deployment-56d5dfc8<text:span text:style-name="T1">7f </text:span>to 1</text:p>
      <text:p text:style-name="P337"><text:s text:c="2"/>Normal <text:s/>ScalingReplicaSet <text:s/><text:span text:style-name="T1">25s <text:s/></text:span><text:s/>deployment-controller <text:span text:style-name="T1"><text:s/>Scaled down</text:span> replica set example-deployment-6d98cb87fb to 1</text:p>
      <text:p text:style-name="P337"><text:s text:c="2"/>Normal <text:s/>ScalingReplicaSet <text:s/><text:span text:style-name="T1">25s</text:span> <text:s text:c="2"/>deployment-controller <text:s/><text:span text:style-name="T1">Scaled up</text:span> replica set example-deployment-56d5dfc8<text:span text:style-name="T1">7f</text:span> to 2</text:p>
      <text:p text:style-name="P337"><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362">Services: </text:p>
      <text:p text:style-name="P363">Provide load balanced usage for a dynamic list of pods.</text:p>
      <text:p text:style-name="Standard">Pods are constantly being created and destroyed. To allow us to access to the application inside the pods we are using services.</text:p>
      <text:p text:style-name="Standard"/>
      <text:p text:style-name="P241">Services are an abstraction layer on top of a set of pods. You can access the services rather than the pods.</text:p>
      <text:p text:style-name="P241"/>
      <text:p text:style-name="P242">If I <text:span text:style-name="T156">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43"/>
      <text:p text:style-name="P330"/>
      <text:p text:style-name="P330">cat &lt;&lt; EOF | <text:span text:style-name="T1">kubectl create -f -</text:span></text:p>
      <text:p text:style-name="P333">kind: Service</text:p>
      <text:p text:style-name="P330">apiVersion: v1</text:p>
      <text:p text:style-name="P330">metadata:</text:p>
      <text:p text:style-name="P330"><text:span text:style-name="T1"><text:s text:c="2"/>name: nginx-service </text:span><text:s/>→<text:span text:style-name="T117"> name that the service will have</text:span></text:p>
      <text:p text:style-name="P330">spec:</text:p>
      <text:p text:style-name="P333"><text:s text:c="2"/>selector:</text:p>
      <text:p text:style-name="P330"><text:s text:c="4"/>app: nginx</text:p>
      <text:p text:style-name="P330"><text:s text:c="2"/>ports:</text:p>
      <text:p text:style-name="P330"><text:s text:c="2"/>- protocol: TCP</text:p>
      <text:p text:style-name="P330"><text:soft-page-break/><text:s text:c="4"/>port: 80</text:p>
      <text:p text:style-name="P330"><text:s text:c="4"/>targetPort: 80</text:p>
      <text:p text:style-name="P330"><text:s text:c="4"/>nodePort: 30080 <text:s/>→<text:span text:style-name="T117"> allows the service to be exposed externally, there are other better ways.</text:span></text:p>
      <text:p text:style-name="P333"><text:s text:c="2"/>type: NodePort</text:p>
      <text:p text:style-name="P330">EOF</text:p>
      <text:p text:style-name="Standard"/>
      <text:p text:style-name="P208">- <text:span text:style-name="T118">Check that the service is working:</text:span></text:p>
      <text:p text:style-name="P208"/>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44">The k8s service is there by default.</text:p>
      <text:p text:style-name="P244"/>
      <text:p text:style-name="P209">Do a call to the service internally:</text:p>
      <text:p text:style-name="P244"/>
      <text:p text:style-name="P109">root@andrewjobson1c:~# <text:span text:style-name="T1">curl localhost:30080</text:span></text:p>
      <text:p text:style-name="P109">&lt;!DOCTYPE html&gt;</text:p>
      <text:p text:style-name="P109">&lt;html&gt;</text:p>
      <text:p text:style-name="P109">&lt;head&gt;</text:p>
      <text:p text:style-name="P112">&lt;title&gt;Welcome to nginx!&lt;/title&gt;</text:p>
      <text:p text:style-name="P109">&lt;style&gt;</text:p>
      <text:p text:style-name="P109"><text:s text:c="4"/>body {</text:p>
      <text:p text:style-name="P109"><text:s text:c="8"/>width: 35em;</text:p>
      <text:p text:style-name="P109"><text:s text:c="8"/>margin: 0 auto;</text:p>
      <text:p text:style-name="P109"><text:s text:c="8"/>font-family: Tahoma, Verdana, Arial, sans-serif;</text:p>
      <text:p text:style-name="P109"><text:s text:c="4"/>}</text:p>
      <text:p text:style-name="P109">&lt;/style&gt;</text:p>
      <text:p text:style-name="P109">&lt;/head&gt;</text:p>
      <text:p text:style-name="P109">&lt;body&gt;</text:p>
      <text:p text:style-name="P109">&lt;h1&gt;Welcome to nginx!&lt;/h1&gt;</text:p>
      <text:p text:style-name="P109">&lt;p&gt;If you see this page, the nginx web server is successfully installed and</text:p>
      <text:p text:style-name="P109">working. Further configuration is required.&lt;/p&gt;</text:p>
      <text:p text:style-name="P109"/>
      <text:p text:style-name="P109">&lt;p&gt;For online documentation and support please refer to</text:p>
      <text:p text:style-name="P109">&lt;a href="http://nginx.org/"&gt;nginx.org&lt;/a&gt;.&lt;br/&gt;</text:p>
      <text:p text:style-name="P109">Commercial support is available at</text:p>
      <text:p text:style-name="P109">&lt;a href="http://nginx.com/"&gt;nginx.com&lt;/a&gt;.&lt;/p&gt;</text:p>
      <text:p text:style-name="P109"/>
      <text:p text:style-name="P109">&lt;p&gt;&lt;em&gt;Thank you for using nginx.&lt;/em&gt;&lt;/p&gt;</text:p>
      <text:p text:style-name="P109">&lt;/body&gt;</text:p>
      <text:p text:style-name="P110">&lt;/html&gt;</text:p>
      <text:p text:style-name="P110"/>
      <text:p text:style-name="P245"><text:span text:style-name="T5">Do a call externally. </text:span><text:span text:style-name="T119">Use the IP of the master node + the nodeport, 300800 in this example:</text:span></text:p>
      <text:p text:style-name="P245"/>
      <text:p text:style-name="P246">On your browser:</text:p>
      <text:p text:style-name="P246"/>
      <text:p text:style-name="P247"><text:a xlink:type="simple" xlink:href="http://34.251.57.128:30080/" text:style-name="Internet_20_link" text:visited-style-name="Visited_20_Internet_20_Link"><text:span text:style-name="T120">http://34.251.57.128:30080/</text:span></text:a></text:p>
      <text:p text:style-name="P247"><text:span text:style-name="Emphasis"><text:span text:style-name="T121"/></text:span></text:p>
      <text:p text:style-name="P246"><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46"/>
      <text:p text:style-name="P246"/>
      <text:p text:style-name="P246"/>
      <text:p text:style-name="P218">Another option:</text:p>
      <text:p text:style-name="P326"/>
      <text:p text:style-name="P326">You can expose the service to an already created deployment:</text:p>
      <text:p text:style-name="P326"/>
      <text:p text:style-name="P326">root@ip-10-0-1-109:~#<text:span text:style-name="T1"> kubectl expose deployment nginx --port 80 --type NodePort</text:span></text:p>
      <text:p text:style-name="P326">service/nginx exposed</text:p>
      <text:p text:style-name="P246"/>
      <text:p text:style-name="P338"/>
      <text:p text:style-name="P339"/>
      <text:p text:style-name="P339"/>
      <text:p text:style-name="P219">More tests:</text:p>
      <text:p text:style-name="P339">We have 2 nginx pods and we created the service: <text:s/>my-awsome-service</text:p>
      <text:p text:style-name="P339"/>
      <text:p text:style-name="P331">root@andrewjobson1c:~/k8s_files# <text:span text:style-name="T1">cat service-example.yml </text:span></text:p>
      <text:p text:style-name="P335">kind: Service</text:p>
      <text:p text:style-name="P331">apiVersion: v1</text:p>
      <text:p text:style-name="P331">metadata:</text:p>
      <text:p text:style-name="P335"><text:s text:c="2"/>name: my-awesome-service</text:p>
      <text:p text:style-name="P331">spec:</text:p>
      <text:p text:style-name="P331"><text:s text:c="2"/>selector:</text:p>
      <text:p text:style-name="P331"><text:s text:c="4"/>app: nginx</text:p>
      <text:p text:style-name="P331"><text:s text:c="2"/>ports:</text:p>
      <text:p text:style-name="P331"><text:s text:c="2"/>- protocol: TCP</text:p>
      <text:p text:style-name="P331"><text:s text:c="2"/><text:span text:style-name="T1"><text:s text:c="2"/>port: 32768</text:span></text:p>
      <text:p text:style-name="P331"><text:s text:c="4"/>targetPort: 80</text:p>
      <text:p text:style-name="P339"/>
      <text:p text:style-name="P219">See the IPs of all the nodes of the service: <text:span text:style-name="T61">endpoints</text:span></text:p>
      <text:p text:style-name="P18">root@andrewjobson1c:~/k8s_files# <text:span text:style-name="T1">kubectl describe service my-awesome-service </text:span></text:p>
      <text:p text:style-name="P334">Name: <text:s text:c="13"/>my-awesome-service</text:p>
      <text:p text:style-name="P336">Namespace: <text:s text:c="8"/>default</text:p>
      <text:p text:style-name="P336">Labels: <text:s text:c="11"/>&lt;none&gt;</text:p>
      <text:p text:style-name="P336">Annotations: <text:s text:c="6"/>&lt;none&gt;</text:p>
      <text:p text:style-name="P336">Selector: <text:s text:c="9"/>app=nginx</text:p>
      <text:p text:style-name="P336">Type: <text:s text:c="13"/>ClusterIP</text:p>
      <text:p text:style-name="P334">IP: <text:s text:c="15"/>10.108.195.105</text:p>
      <text:p text:style-name="P336"><text:soft-page-break/>Port: <text:s text:c="13"/>&lt;unset&gt; <text:s/>32768/TCP</text:p>
      <text:p text:style-name="P336">TargetPort: <text:s text:c="7"/>80/TCP</text:p>
      <text:p text:style-name="P336"><text:span text:style-name="T1">Endpoints: <text:s text:c="6"/></text:span><text:s text:c="2"/><text:span text:style-name="T1">10.244.1.24:80,10.244.2.17:80</text:span></text:p>
      <text:p text:style-name="P336">Session Affinity: <text:s/>None</text:p>
      <text:p text:style-name="P336">Events: <text:s text:c="11"/>&lt;none&gt;</text:p>
      <text:p text:style-name="P19"/>
      <text:p text:style-name="P340"><text:span text:style-name="T1">Check </text:span><text:span text:style-name="T17">if nginx is running: <text:s/></text:span><text:span text:style-name="T157">Pick the port we configured when ran the service, 32768 in this example:</text:span></text:p>
      <text:p text:style-name="P340"/>
      <text:p text:style-name="P340">root@andrewjobson1c:~/k8s_files# <text:span text:style-name="T1">curl --head 10.108.195.105:32768</text:span></text:p>
      <text:p text:style-name="P332">HTTP/1.1 <text:span text:style-name="T1">200 OK</text:span></text:p>
      <text:p text:style-name="P332">Server: nginx/1.15.7</text:p>
      <text:p text:style-name="P332">Date: Wed, 31 Jul 2019 14:29:19 GMT</text:p>
      <text:p text:style-name="P332">Content-Type: text/html</text:p>
      <text:p text:style-name="P332">Content-Length: 141</text:p>
      <text:p text:style-name="P332">Last-Modified: Sat, 15 Dec 2018 04:13:27 GMT</text:p>
      <text:p text:style-name="P332">Connection: keep-alive</text:p>
      <text:p text:style-name="P332">ETag: "5c147f67-8d"</text:p>
      <text:p text:style-name="P332">Accept-Ranges: bytes</text:p>
      <text:p text:style-name="P332"/>
      <text:p text:style-name="P205">Check the DNS from another container: <text:span text:style-name="T49">because the pods can see the DNS</text:span></text:p>
      <text:p text:style-name="P203"/>
      <text:p text:style-name="P203">nslookup my-awsome-service</text:p>
      <text:p text:style-name="P203"/>
      <text:p text:style-name="P203">Will tell you the IP of the service, <text:s/><text:span text:style-name="T62">10.108.195.105, </text:span><text:span text:style-name="T49">and the whole domain my-awsome-service.default.svc.cluster.local</text:span></text:p>
      <text:p text:style-name="P198"/>
      <text:p text:style-name="P204"><text:span text:style-name="T1">Lets scale 2 pods more: </text:span><text:span text:style-name="T49">kubectl scale rs/frontend --replicas=4</text:span></text:p>
      <text:p text:style-name="P199"/>
      <text:p text:style-name="P200">Now we have 4 IPs</text:p>
      <text:p text:style-name="P199">kubectl describe service my-awesome-service</text:p>
      <text:p text:style-name="P200">[...]</text:p>
      <text:p text:style-name="P199">Endpoints: <text:s text:c="8"/>10.244.1.24:80,10.244.1.25:80,10.244.2.17:80 + 1 more...</text:p>
      <text:p text:style-name="P200">[...]</text:p>
      <text:p text:style-name="Horizontal_20_Line"/>
      <text:p text:style-name="Text_20_body"/>
      <text:p text:style-name="Standard"/>
      <text:p text:style-name="P103">Microservices:</text:p>
      <text:p text:style-name="P248"/>
      <text:p text:style-name="P253">Essentially microservices are an application architecture.</text:p>
      <text:p text:style-name="P253"/>
      <text:p text:style-name="P253">Until now we were using monolithic architecture, all the parts of the application are combined in one large executable file.</text:p>
      <text:p text:style-name="Standard"/>
      <text:p text:style-name="P254">Microservices are small, independent services that work together to form a whole application.</text:p>
      <text:p text:style-name="Standard"/>
      <text:p text:style-name="P210">Advantages:</text:p>
      <text:list xml:id="list747172882" text:style-name="L6">
        <text:list-item>
          <text:p text:style-name="P401"><text:span text:style-name="T1">Scalability: </text:span>If you need extra resources for a part of your application you can scale <text:span text:style-name="T122">it for that specific part, not for the whole application like in monolithic applications.</text:span></text:p>
        </text:list-item>
        <text:list-item>
          <text:p text:style-name="P402"><text:span text:style-name="T1">Cleaner code:</text:span> The more small parts of the code, the cleaner tend to be and more easy to understand. Is easy to maintain because <text:span text:style-name="T123">you can change code in one area without affecting the others.</text:span></text:p>
        </text:list-item>
        <text:list-item>
          <text:p text:style-name="P402"><text:soft-page-break/><text:span text:style-name="T6">Reliability:</text:span><text:span text:style-name="T123"> If you</text:span> have a bug <text:span text:style-name="T123">in one area </text:span>is less likely that the whole application is gonna be affected.</text:p>
        </text:list-item>
        <text:list-item>
          <text:p text:style-name="P403">Variety of tools: <text:span text:style-name="T51">Different parts of the application can use different languages, frameworks and tools. </text:span><text:span text:style-name="T52">The right tool can be used for every job.</text:span></text:p>
        </text:list-item>
      </text:list>
      <text:p text:style-name="P8"/>
      <text:p text:style-name="P255"><text:span text:style-name="T52">K</text:span><text:span text:style-name="T49">8s helps a lot to manage all this.</text:span></text:p>
      <text:p text:style-name="P16"/>
      <text:p text:style-name="P257">On the other hand microservices are quite complex to maintain.</text:p>
      <text:p text:style-name="P256"/>
      <text:p text:style-name="P261"><text:span text:style-name="T127">Sample of microservice application: <text:s/></text:span><text:a xlink:type="simple" xlink:href="https://github.com/linuxacademy/robot-shop" text:style-name="Internet_20_link" text:visited-style-name="Visited_20_Internet_20_Link">https://github.com/linuxacademy/robot-shop</text:a></text:p>
      <text:p text:style-name="P256"/>
      <text:p text:style-name="P258"><text:span text:style-name="T1">Deploy microservices:</text:span> <text:s/>Robot-shop</text:p>
      <text:p text:style-name="P259"/>
      <text:p text:style-name="P260">We are going to se<text:span text:style-name="T124">e</text:span> how microservices works <text:span text:style-name="T125">and how fast are the services deployed and running.</text:span></text:p>
      <text:p text:style-name="P260"/>
      <text:p text:style-name="P260">Download the robo-shop git repo that contains several ymls with deploys and services for each one of the applications needed to run it.</text:p>
      <text:p text:style-name="P260"/>
      <text:p text:style-name="P260">Mysql</text:p>
      <text:p text:style-name="P260">mongodb</text:p>
      <text:p text:style-name="P260">rabbitmq</text:p>
      <text:p text:style-name="P260">nginx</text:p>
      <text:p text:style-name="P260">java</text:p>
      <text:p text:style-name="P260">nodejs</text:p>
      <text:p text:style-name="P260">python</text:p>
      <text:p text:style-name="P260">etc,</text:p>
      <text:p text:style-name="P260"/>
      <text:p text:style-name="P260">A lot of different technologies running separately and working over k8s that will bring the website up and working correctly.</text:p>
      <text:p text:style-name="P260"/>
      <text:p text:style-name="P211">1) Clone the repository:</text:p>
      <text:p text:style-name="P260">cd ~/</text:p>
      <text:p text:style-name="P260">git clone https://github.com/linuxacademy/robot-shop.git</text:p>
      <text:p text:style-name="Standard"/>
      <text:p text:style-name="Standard"/>
      <text:p text:style-name="P212">2) <text:span text:style-name="T126">Create a namespace:</text:span><text:span text:style-name="T53"> <text:s text:c="3"/>To put together all the services and be able to call them at once.</text:span></text:p>
      <text:p text:style-name="P10"/>
      <text:p text:style-name="P212"><text:span text:style-name="T53">root@andrewjobson1c:~# </text:span><text:span text:style-name="T126">kubectl create namespace robot-shop</text:span></text:p>
      <text:p text:style-name="P10">namespace/robot-shop created</text:p>
      <text:p text:style-name="P10"/>
      <text:p text:style-name="P213"><text:span text:style-name="T126">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14">4) Add an exta mongodb container:</text:p>
      <text:p text:style-name="P12"/>
      <text:p text:style-name="P12">Due the high number of users connecting to the web we need to scale another mongodb container:</text:p>
      <text:p text:style-name="P9"/>
      <text:p text:style-name="P212">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15">Scale:</text:p>
      <text:p text:style-name="P15"/>
      <text:p text:style-name="P15">kubectl scale &lt;?&gt; nginx –replicas=5</text:p>
      <text:p text:style-name="P15">Will add 5 nodes until the deployment nginx, so will modify the configuration and then always will have 5 replicas <text:span text:style-name="T128">unless</text:span> we change it.</text:p>
      <text:p text:style-name="P10"><text:s text:c="2"/></text:p>
      <text:p text:style-name="P7"/>
      <text:p text:style-name="Horizontal_20_Line"/>
      <text:p text:style-name="Standard"/>
      <text:p text:style-name="P267">Build HA kubernetes cluster:</text:p>
      <text:p text:style-name="P262"/>
      <text:p text:style-name="P270"><text:a xlink:type="simple" xlink:href="https://kubernetes.io/docs/setup/production-environment/tools/kubeadm/ha-topology/" text:style-name="Internet_20_link" text:visited-style-name="Visited_20_Internet_20_Link"><text:span text:style-name="T135">Highly Available Topologies in Kubernetes</text:span></text:a></text:p>
      <text:p text:style-name="P262"/>
      <text:p text:style-name="P216">You can set up a HA k8s cluster:</text:p>
      <text:p text:style-name="P268"/>
      <text:list xml:id="list2543632467" text:style-name="L7">
        <text:list-item>
          <text:p text:style-name="P405"><text:span text:style-name="T1">Stacked control plane nodes:</text:span> This approach requires less infrastructure. The etcd members and control plane nodes are co-located.</text:p>
          <text:p text:style-name="P405"/>
        </text:list-item>
        <text:list-item>
          <text:p text:style-name="P405"><text:span text:style-name="T1">External etcd cluster:</text:span> This approach requires more infrastructure. The control plane nodes and etcd members are separated.</text:p>
        </text:list-item>
      </text:list>
      <text:p text:style-name="P263"/>
      <text:p text:style-name="P263"/>
      <text:p text:style-name="P263">All components on kubernetes can be replicated but only some of them can operate simultaneously.</text:p>
      <text:p text:style-name="P263"/>
      <text:p text:style-name="P263"><text:span text:style-name="T42">Control manager and scheduler</text:span> can only have 1 instance running at the same time, the rest will be on stand by.</text:p>
      <text:p text:style-name="P263"/>
      <text:p text:style-name="P264"><text:span text:style-name="T1">* The </text:span><text:span text:style-name="T43">leader elect option</text:span><text:span text:style-name="T1"> </text:span>controls which master node is active and who is in stand by.</text:p>
      <text:p text:style-name="P264"><text:soft-page-break/></text:p>
      <text:p text:style-name="P265"/>
      <text:p text:style-name="P217">How to check who is the leader elect option:</text:p>
      <text:p text:style-name="P265">The leader election mechanism is used by creating an end point resource, you can see it on the kube-scheduler yml:</text:p>
      <text:p text:style-name="P265"/>
      <text:p text:style-name="P17">kubectl get endpoints <text:span text:style-name="T1">kube-scheduler</text:span> -n kube-system -o yaml</text:p>
      <text:p text:style-name="P265">kubectl get endpoints <text:span text:style-name="T1">kube-controller-manage</text:span>r -n kube-system -o yaml</text:p>
      <text:p text:style-name="P265"/>
      <text:p text:style-name="P109">root@andrewjobson1c:~# kubectl get endpoints <text:span text:style-name="T1">kube-controller-manager </text:span>-n kube-system -o yaml</text:p>
      <text:p text:style-name="P109">apiVersion: v1</text:p>
      <text:p text:style-name="P109">kind: Endpoints</text:p>
      <text:p text:style-name="P109">metadata:</text:p>
      <text:p text:style-name="P109"><text:s text:c="2"/>annotations:</text:p>
      <text:p text:style-name="P109"><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09"><text:s text:c="2"/>creationTimestamp: "2019-07-21T21:04:17Z"</text:p>
      <text:p text:style-name="P109"><text:s text:c="2"/>name: kube-controller-manager</text:p>
      <text:p text:style-name="P109"><text:s text:c="2"/>namespace: kube-system</text:p>
      <text:p text:style-name="P109"><text:s text:c="2"/>resourceVersion: "8939"</text:p>
      <text:p text:style-name="P109"><text:s text:c="2"/>selfLink: /api/v1/namespaces/kube-system/endpoints/kube-controller-manager</text:p>
      <text:p text:style-name="P109"><text:s text:c="2"/>uid: 1a656ae9-abfb-11e9-a69f-02ea1481d388</text:p>
      <text:p text:style-name="Standard"/>
      <text:p text:style-name="Standard"/>
      <text:p text:style-name="Standard"/>
      <text:p text:style-name="P266">Once becoming the leader it must periodically update the resource, happening every 2 second by default.</text:p>
      <text:p text:style-name="Standard"/>
      <text:p text:style-name="Standard"/>
      <text:p text:style-name="P131"/>
      <text:p text:style-name="P182">Minimum Resources:</text:p>
      <text:p text:style-name="P13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9">HA <text:span text:style-name="T136">C</text:span>luster</text:p>
          </table:table-cell>
          <table:table-cell table:style-name="Table1.A1" office:value-type="string">
            <text:p text:style-name="P369">Required nodes</text:p>
          </table:table-cell>
          <table:table-cell table:style-name="Table1.A1" office:value-type="string">
            <text:p text:style-name="P369">CPU </text:p>
          </table:table-cell>
          <table:table-cell table:style-name="Table1.A1" office:value-type="string">
            <text:p text:style-name="P369">RAM</text:p>
          </table:table-cell>
          <table:table-cell table:style-name="Table1.E1" office:value-type="string">
            <text:p text:style-name="P370">Total</text:p>
          </table:table-cell>
        </table:table-row>
        <table:table-row>
          <table:table-cell table:style-name="Table1.A2" office:value-type="string">
            <text:p text:style-name="P197">Stacked control plane nodes</text:p>
          </table:table-cell>
          <table:table-cell table:style-name="Table1.A2" office:value-type="string">
            <text:p text:style-name="P366">3 Control Plane </text:p>
            <text:p text:style-name="P366">3 Worker </text:p>
          </table:table-cell>
          <table:table-cell table:style-name="Table1.A2" office:value-type="string">
            <text:p text:style-name="P366">2 each node</text:p>
          </table:table-cell>
          <table:table-cell table:style-name="Table1.A2" office:value-type="string">
            <text:p text:style-name="P366">2 GB each node</text:p>
          </table:table-cell>
          <table:table-cell table:style-name="Table1.E2" office:value-type="string">
            <text:p text:style-name="P368">6 nodes</text:p>
            <text:p text:style-name="P368">12 CPU</text:p>
            <text:p text:style-name="P368">12 GB Ram</text:p>
          </table:table-cell>
        </table:table-row>
        <table:table-row>
          <table:table-cell table:style-name="Table1.A2" office:value-type="string">
            <text:p text:style-name="P366">External etcd cluster</text:p>
          </table:table-cell>
          <table:table-cell table:style-name="Table1.A2" office:value-type="string">
            <text:p text:style-name="P367">3 Control Plane </text:p>
            <text:p text:style-name="P368">3 <text:span text:style-name="T137">etcd hosts</text:span></text:p>
            <text:p text:style-name="P367">3 Worker </text:p>
          </table:table-cell>
          <table:table-cell table:style-name="Table1.A2" office:value-type="string">
            <text:p text:style-name="P366">2 each node</text:p>
          </table:table-cell>
          <table:table-cell table:style-name="Table1.A2" office:value-type="string">
            <text:p text:style-name="P366">2 GB each node</text:p>
          </table:table-cell>
          <table:table-cell table:style-name="Table1.E2" office:value-type="string">
            <text:p text:style-name="P368">9 nodes</text:p>
            <text:p text:style-name="P368">18 CPU</text:p>
            <text:p text:style-name="P368">18 GB Ram</text:p>
          </table:table-cell>
        </table:table-row>
      </table:table>
      <text:p text:style-name="P135"/>
      <text:p text:style-name="P131"><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97">Replicate etcd:</text:p>
      <text:p text:style-name="P131"/>
      <text:p text:style-name="P133">***************************************************************************************Due to the distributed nature of etcd it’s instances can be in:</text:p>
      <text:list xml:id="list3924429742" text:style-name="L8">
        <text:list-header>
          <text:p text:style-name="P388"/>
        </text:list-header>
        <text:list-item>
          <text:p text:style-name="P388"><text:span text:style-name="T1">Stacked etcd topology: </text:span>Each control plane node creates a local etcd member, and the etcd member communicated only with the kube-apiserver of this node.</text:p>
          <text:p text:style-name="P388"/>
        </text:list-item>
        <text:list-item>
          <text:p text:style-name="P388"><text:span text:style-name="T1">External etcd topology:</text:span> <text:s/>Etcd is external to the k8s cluster.</text:p>
        </text:list-item>
      </text:list>
      <text:p text:style-name="P131"/>
      <text:p text:style-name="P271"><text:span text:style-name="T98">Etcd uses </text:span><text:a xlink:type="simple" xlink:href="https://raft.github.io/" text:style-name="Internet_20_link" text:visited-style-name="Visited_20_Internet_20_Link">Raft Consensus Algorithm</text:a><text:span text:style-name="T98"> </text:span><text:span text:style-name="T99">(</text:span><text:a xlink:type="simple" xlink:href="http://thesecretlivesofdata.com/raft/" text:style-name="Internet_20_link" text:visited-style-name="Visited_20_Internet_20_Link">Graphical explanation</text:a><text:span text:style-name="T99">)</text:span><text:span text:style-name="T98">which requires a majority in order to progress to the next state.</text:span></text:p>
      <text:p text:style-name="P131"/>
      <text:p text:style-name="P136"><text:soft-page-break/>There must be more than half taking part on that state change. In order to have a majority <text:span text:style-name="T42">you must have an ODD number of etcd instances</text:span> <text:s/><text:span text:style-name="T138">therefore the minimum number of instances must be 3 to have a etcd external topology cluster.</text:span></text:p>
      <text:p text:style-name="P137"/>
      <text:p text:style-name="P137">Having 2 etcd instances is worst than having one because this reason.</text:p>
      <text:p text:style-name="P131"/>
      <text:p text:style-name="P138">On larger dev environments most of the time you won’t need more than 7 etcd instances.</text:p>
      <text:p text:style-name="P131"/>
      <text:p text:style-name="P181">Links:</text:p>
      <text:p text:style-name="P269"><text:a xlink:type="simple" xlink:href="https://kubernetes.io/docs/setup/production-environment/tools/kubeadm/high-availability/" text:style-name="Internet_20_link" text:visited-style-name="Visited_20_Internet_20_Link"><text:span text:style-name="T97">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97">Operating a Highly Available etcd Cluster</text:span></text:a></text:p>
      <text:p text:style-name="Standard"><text:a xlink:type="simple" xlink:href="https://blog.containership.io/etcd/" text:style-name="Internet_20_link" text:visited-style-name="Visited_20_Internet_20_Link"><text:span text:style-name="T100">Easy explanation of etcd consensus</text:span></text:a></text:p>
      <text:p text:style-name="P131"/>
      <text:p text:style-name="Horizontal_20_Line"/>
      <text:h text:style-name="P371" text:outline-level="2">Configuring Secure Cluster Communications:</text:h>
      <text:p text:style-name="P365"><text:a xlink:type="simple" xlink:href="https://kubernetes.io/docs/reference/access-authn-authz/controlling-access/" text:style-name="Internet_20_link" text:visited-style-name="Visited_20_Internet_20_Link"><text:span text:style-name="T104">Controlling Access to the Kubernetes API</text:span></text:a></text:p>
      <text:p text:style-name="P364"><draw:frame draw:style-name="fr1" draw:name="Image4" text:anchor-type="paragraph" svg:x="-0.905cm" svg:y="0cm" svg:width="17.59cm" svg:height="8.841cm" draw:z-index="3"><draw:image xlink:href="Pictures/10000201000003BB000001E0D76811843B54219B.png" xlink:type="simple" xlink:show="embed" xlink:actuate="onLoad" loext:mime-type="image/x-vclgraphic"/></draw:frame><text:span text:style-name="T1"/></text:p>
      <text:p text:style-name="P364"><text:span text:style-name="T1">Kubectl </text:span>, command line tool: <text:s/>It’s a translator to the k8s API</text:p>
      <text:p text:style-name="P139"><text:span text:style-name="T1">API server</text:span> provides a CRUD (Create, Read, Update,Delete) interface for querying and modifying the cluster state over a RESTful API.</text:p>
      <text:p text:style-name="P139"/>
      <text:p text:style-name="P139"/>
      <text:p text:style-name="P139"/>
      <text:p text:style-name="P139"/>
      <text:p text:style-name="P139"/>
      <text:p text:style-name="P139"/>
      <text:p text:style-name="P184"><text:soft-page-break/>Who can use CRUD, only:</text:p>
      <text:list xml:id="list252480967" text:style-name="L9">
        <text:list-item>
          <text:p text:style-name="P389">The client, like Users</text:p>
        </text:list-item>
        <text:list-item>
          <text:p text:style-name="P389">PODs</text:p>
        </text:list-item>
      </text:list>
      <text:p text:style-name="P140"/>
      <text:p text:style-name="P183">Let’s create a POD:</text:p>
      <text:list xml:id="list4022494751" text:style-name="L10">
        <text:list-item>
          <text:p text:style-name="P390">We make the kubectl command to create a POD</text:p>
        </text:list-item>
        <text:list-item>
          <text:p text:style-name="P390">It sends a request to the API server via http POST request </text:p>
        </text:list-item>
        <text:list-item>
          <text:p text:style-name="P390">Goes to Authentication</text:p>
        </text:list-item>
        <text:list-item>
          <text:p text:style-name="P390">Authorization</text:p>
        </text:list-item>
        <text:list-item>
          <text:p text:style-name="P390">Admission</text:p>
        </text:list-item>
        <text:list-item>
          <text:p text:style-name="P390">Resource Validation</text:p>
        </text:list-item>
        <text:list-item>
          <text:p text:style-name="P390">The state is stored on the persistent datastore etcd</text:p>
        </text:list-item>
        <text:list-item>
          <text:p text:style-name="P390">API server returns a response.</text:p>
        </text:list-item>
      </text:list>
      <text:p text:style-name="P131"/>
      <text:p text:style-name="P146"><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31"/>
      <text:p text:style-name="P141"><text:a xlink:type="simple" xlink:href="https://kubernetes.io/docs/reference/access-authn-authz/authentication/" text:style-name="Internet_20_link" text:visited-style-name="Visited_20_Internet_20_Link"><text:span text:style-name="T10">Authentication</text:span></text:a> → <text:span text:style-name="T44">W</text:span><text:span text:style-name="T42">ho is sending the request. </text:span></text:p>
      <text:p text:style-name="P141">Authentication method can be determined by http heather or certificate.</text:p>
      <text:p text:style-name="P141">Once found the request returns the username, user id and groups the client belongs to back to the API server. <text:s text:c="6"/></text:p>
      <text:p text:style-name="P141"/>
      <text:p text:style-name="P141">Authentication modules include: Client Certificates, Password, and Plain Tokens, Bootstrap Tokens, and JWT Tokens (used for service accounts).</text:p>
      <text:p text:style-name="P141"/>
      <text:p text:style-name="P141"><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42">Can this authenticated user perform </text:span><text:span text:style-name="T45">the requested</text:span><text:span text:style-name="T42"> action </text:span><text:span text:style-name="T45">on the requested resource?</text:span></text:p>
      <text:p text:style-name="P142">Example: <text:s/>Can this user create a POD in this namespace?</text:p>
      <text:p text:style-name="P142"/>
      <text:p text:style-name="P142"><text:a xlink:type="simple" xlink:href="https://kubernetes.io/docs/reference/access-authn-authz/admission-controllers/" text:style-name="Internet_20_link" text:visited-style-name="Visited_20_Internet_20_Link"><text:span text:style-name="T12">Adminssion</text:span></text:a> → <text:span text:style-name="T139">If your request is Create, Modify or Delete a resource, like a pod, it’s sent to Admission Control.</text:span></text:p>
      <text:p text:style-name="P143">If the request is to READ data, the Admission Control steep is skipped and is sent to ETCD</text:p>
      <text:p text:style-name="P131"/>
      <text:p text:style-name="P143">In admission control the requests goes through all the plugins allo<text:span text:style-name="T140">wing the plugins to modify the resource for different reasons.</text:span></text:p>
      <text:p text:style-name="P131"/>
      <text:p text:style-name="Standard"><text:a xlink:type="simple" xlink:href="https://kubernetes.io/docs/reference/access-authn-authz/controlling-access/" text:style-name="Internet_20_link" text:visited-style-name="Visited_20_Internet_20_Link"><text:span text:style-name="T102">Authentication - Authorization - Admission - Review</text:span></text:a></text:p>
      <text:p text:style-name="P131"/>
      <text:p text:style-name="P144"><text:span text:style-name="T1">Resource Validation</text:span> → The API server validates the object.</text:p>
      <text:p text:style-name="P144"/>
      <text:p text:style-name="P145"><text:span text:style-name="T1">ETCD</text:span> → The API server stores the object in etcd <text:span text:style-name="T141">and returns a response. This is the object store.</text:span></text:p>
      <text:p text:style-name="P185"/>
      <text:p text:style-name="P185"/>
      <text:p text:style-name="P147"><text:span text:style-name="T1">Self signed certificate:</text:span> <text:s/><text:span text:style-name="T142">Created when we create the cluster and is stored in </text:span><text:span text:style-name="T9">$USER/.kube/config</text:span></text:p>
      <text:p text:style-name="P148">It contains:</text:p>
      <text:list xml:id="list1021351847" text:style-name="L11">
        <text:list-item>
          <text:p text:style-name="P391">certificate-authority-data</text:p>
        </text:list-item>
        <text:list-item>
          <text:p text:style-name="P391">Master server address: server: <text:a xlink:type="simple" xlink:href="https://172.31.127.122:6443/" text:style-name="Internet_20_link" text:visited-style-name="Visited_20_Internet_20_Link">https://172.31.127.122:6443</text:a></text:p>
        </text:list-item>
        <text:list-item>
          <text:p text:style-name="P391">The Cluster: <text:s/>cluster: kubernetes</text:p>
        </text:list-item>
        <text:list-item>
          <text:p text:style-name="P391">The client certificate: <text:s/>client-certificate-data</text:p>
        </text:list-item>
        <text:list-item>
          <text:p text:style-name="P391">Client Key: <text:s/>client-key-data</text:p>
        </text:list-item>
      </text:list>
      <text:p text:style-name="P148"><text:soft-page-break/></text:p>
      <text:p text:style-name="P154">This certificate contains the root certificate for the API server’s certificate, <text:span text:style-name="T146">which is used in place of the system default root certificate.</text:span></text:p>
      <text:p text:style-name="P154"/>
      <text:p text:style-name="P155">If the system have multiple users, then the creator needs to share the certificate with other users.</text:p>
      <text:p text:style-name="P132"/>
      <text:p text:style-name="P148"><text:span text:style-name="T1">All requests come from two different sources</text:span>: <text:s/><text:span text:style-name="T143">(b</text:span>oth go through the same auth process we saw above<text:span text:style-name="T143">)</text:span></text:p>
      <text:list xml:id="list1790649968" text:style-name="L12">
        <text:list-item>
          <text:p text:style-name="P392">The client, like a user</text:p>
        </text:list-item>
        <text:list-item>
          <text:p text:style-name="P392">A POD</text:p>
        </text:list-item>
      </text:list>
      <text:p text:style-name="P131"/>
      <text:p text:style-name="P149"><text:span text:style-name="T21">Request from Users: </text:span><text:span text:style-name="T1"><text:s/></text:span><text:span text:style-name="T43">RBAC</text:span><text:span text:style-name="T1"> </text:span>(Role Based Access Control) <text:span text:style-name="T147">this authorization module </text:span>is used to prevent unauthorized users to modify the cluster state.</text:p>
      <text:p text:style-name="P131"/>
      <text:p text:style-name="P150"><text:span text:style-name="T1">Manage RBAC: </text:span><text:s/>You manage RBAC by creating four resources in two groups:</text:p>
      <text:p text:style-name="P131"/>
      <text:p text:style-name="P150"><text:tab/><text:span text:style-name="T1">Roles and cluster roles: </text:span><text:tab/><text:span text:style-name="T46">What can be done?</text:span></text:p>
      <text:p text:style-name="P151"><text:tab/>Role: <text:s text:c="3"/>Namespaces resources</text:p>
      <text:p text:style-name="P151"><text:tab/>Cluster Role: <text:s text:c="2"/>Cluster level resources</text:p>
      <text:p text:style-name="P150"/>
      <text:p text:style-name="P150"><text:tab/><text:span text:style-name="T1">Role Binding and cluster role binding:</text:span> <text:tab/><text:span text:style-name="T46">Who can do it?</text:span></text:p>
      <text:p text:style-name="P151"><text:tab/>Role Binding: <text:s text:c="4"/>Namespace Resources</text:p>
      <text:p text:style-name="P151"><text:tab/>Cluster Role Binding: <text:s text:c="3"/><text:span text:style-name="T144">C</text:span>luster lever resources</text:p>
      <text:p text:style-name="P131"/>
      <text:p text:style-name="P190">Examples:</text:p>
      <text:p text:style-name="P156"/>
      <text:p text:style-name="P131"><text:span text:style-name="T13">Role: </text:span><text:span text:style-name="T148"><text:s/></text:span>Create a Role named “pod-reader” that allows user to perform “get”, “watch” and “list” on pods:</text:p>
      <text:p text:style-name="P131">kubectl create role pod-reader --verb=get --verb=list --verb=watch –resource=pods</text:p>
      <text:p text:style-name="P131"/>
      <text:p text:style-name="P131"><text:span text:style-name="T13">Cluster Role:</text:span><text:span text:style-name="T148"> <text:s/>Create a ClusterRole named “pod-reader” that allows user to perform “get”, “watch” and “list” on pods:</text:span></text:p>
      <text:p text:style-name="P157">kubectl create clusterrole pod-reader --verb=get,list,watch –resource=pods</text:p>
      <text:p text:style-name="P157"/>
      <text:p text:style-name="P157"><text:span text:style-name="T1">Role Binding:</text:span> Within the namespace “acme”, grant the permissions in the admin ClusterRole to a user named “bob”:</text:p>
      <text:p text:style-name="P157">kubectl create rolebinding bob-admin-binding --clusterrole=admin --user=bob --namespace=acme</text:p>
      <text:p text:style-name="P157"/>
      <text:p text:style-name="P191">Cluster Role Binding: <text:span text:style-name="T49">Across the entire cluster, grant the permissions in the cluster-admin ClusterRole to a user named “root”:</text:span></text:p>
      <text:p text:style-name="P158">kubectl create clusterrolebinding root-cluster-admin-binding --clusterrole=cluster-admin --user=root</text:p>
      <text:p text:style-name="P158"><text:s/></text:p>
      <text:p text:style-name="P196"/>
      <text:p text:style-name="P186"><text:span text:style-name="T145">Requests from PODs: </text:span><text:span text:style-name="T42">Services Accounts</text:span>: <text:span text:style-name="T57">Is how the POD authenticates to the API server</text:span></text:p>
      <text:p text:style-name="P159"/>
      <text:p text:style-name="P325"><text:a xlink:type="simple" xlink:href="https://kubernetes.io/docs/tasks/configure-pod-container/configure-service-account/" text:style-name="Internet_20_link" text:visited-style-name="Visited_20_Internet_20_Link"><text:span text:style-name="T101">Configure Service Accounts for Pods</text:span></text:a></text:p>
      <text:p text:style-name="P160"/>
      <text:p text:style-name="P186"><text:span text:style-name="T49">Represents the identity of the APP running on the POD </text:span><text:span text:style-name="T56">and a token file holds the s</text:span><text:span text:style-name="T59">ervice</text:span><text:span text:style-name="T56"> </text:span><text:span text:style-name="T58">account</text:span><text:span text:style-name="T56"> authentication token.</text:span></text:p>
      <text:p text:style-name="P161"/>
      <text:p text:style-name="P187"><text:soft-page-break/><text:span text:style-name="T56">W</text:span><text:span text:style-name="T49">e can view this</text:span><text:span text:style-name="T56"> </text:span><text:span text:style-name="T49">token file by going over to our POD by a shell and we can cat out the token:</text:span></text:p>
      <text:p text:style-name="P162"><text:tab/><text:span text:style-name="T1">cat /var/run/secrets/kubernetes.io/serviceaccount/token</text:span></text:p>
      <text:p text:style-name="P162"/>
      <text:p text:style-name="P162">When the app uses this token to connect the API server, the plugin authenticates the service account and passes the services account back to the API server core.</text:p>
      <text:p text:style-name="P162"/>
      <text:p text:style-name="P194">Service account by default: <text:span text:style-name="T49">If is not </text:span><text:span text:style-name="T64">specified when creating the pod, the service account applied will be the </text:span><text:span text:style-name="T47">default</text:span><text:span text:style-name="T64"> one.</text:span></text:p>
      <text:p text:style-name="P162"/>
      <text:p text:style-name="P168">This means that if you create the pod into another namespace, the service account will have permissions only for that namespace and not the rest, default namespace included, example:</text:p>
      <text:p text:style-name="P394"/>
      <text:p text:style-name="P189">Get the service accounts in the cluster:</text:p>
      <text:p text:style-name="P152">root@andrewjobson1c:~#<text:span text:style-name="T1"> kubectl get serviceaccounts </text:span></text:p>
      <text:p text:style-name="P152">NAME <text:s text:c="5"/>SECRETS <text:s text:c="2"/>AGE</text:p>
      <text:p text:style-name="P152">default <text:s text:c="7"/>1 <text:s text:c="5"/><text:tab/> <text:s text:c="2"/>43h</text:p>
      <text:p text:style-name="P152"/>
      <text:p text:style-name="P153">If the service account is not specified on the PODs manifest then the default service account will be applied.</text:p>
      <text:p text:style-name="P153"/>
      <text:p text:style-name="P188">View service account token:</text:p>
      <text:p text:style-name="P153">root@andrewjobson1c:~# <text:span text:style-name="T1">kubectl get secrets</text:span></text:p>
      <text:p text:style-name="P153">NAME <text:s text:c="13"/><text:tab/> <text:s text:c="3"/>TYPE <text:s text:c="33"/><text:tab/>DATA <text:s text:c="2"/>AGE</text:p>
      <text:p text:style-name="P153">default-token-fsfdg <text:s text:c="5"/>kubernetes.io/service-account-token <text:s text:c="2"/>3 <text:s text:c="5"/>43h</text:p>
      <text:p text:style-name="P272"/>
      <text:p text:style-name="P274"/>
      <text:p text:style-name="P274"/>
      <text:p text:style-name="P313">End to End <text:span text:style-name="T149">Tests</text:span>, e2e:</text:p>
      <text:p text:style-name="P273"/>
      <text:p text:style-name="P298">E2e tasks are good for two main reasons:</text:p>
      <text:list xml:id="list4100962079" text:style-name="L13">
        <text:list-item>
          <text:p text:style-name="P406">Ensures that performance and respon<text:span text:style-name="T175">s</text:span>e of the app running in a pod is not compromised due the performance in a cluster.</text:p>
        </text:list-item>
        <text:list-item>
          <text:p text:style-name="P407">Ensures that the pods are in good health, there are no resource constraints or problem with deploying resou<text:span text:style-name="T176">r</text:span>ces.</text:p>
        </text:list-item>
      </text:list>
      <text:p text:style-name="P275"/>
      <text:p text:style-name="P311">Tools:</text:p>
      <text:p text:style-name="P276"><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150">Interface for launching and running e2e tests.</text:span></text:p>
      <text:p text:style-name="P277"><text:span text:style-name="T1">Ju ju deploying cluster:</text:span> <text:s/>Cloud validation and testing</text:p>
      <text:p text:style-name="P277">Each cloud provider have his own <text:span text:style-name="T151">version of a testing suite for their hosted kubernetes services.</text:span></text:p>
      <text:p text:style-name="P277"/>
      <text:p text:style-name="P277"/>
      <text:p text:style-name="P315">Tests:</text:p>
      <text:p text:style-name="P299">Run a simple nginx deployment:</text:p>
      <text:p text:style-name="P278">root@andrewjobson1c:~# <text:span text:style-name="T1">kubectl run nginx --image=nginx</text:span></text:p>
      <text:p text:style-name="P278">kubectl run --generator=deployment/apps.v1 is DEPRECATED and will be removed in a future version. Use kubectl run --generator=run-pod/v1 or kubectl create instead.</text:p>
      <text:p text:style-name="P278">deployment.apps/nginx created</text:p>
      <text:p text:style-name="P408"/>
      <text:p text:style-name="P300"><text:soft-page-break/>View the deployments in your cluster:</text:p>
      <text:p text:style-name="P278">root@andrewjobson1c:~#<text:span text:style-name="T1"> kubectl get deployments</text:span></text:p>
      <text:p text:style-name="P278">NAME <text:s text:c="8"/>READY <text:s text:c="2"/>UP-TO-DATE <text:s text:c="2"/>AVAILABLE <text:s text:c="2"/>AGE</text:p>
      <text:p text:style-name="P278">busybox <text:s text:c="6"/>1/1 <text:s text:c="2"/><text:tab/> <text:s/>1 <text:s text:c="10"/><text:tab/><text:tab/> 1 <text:s text:c="14"/>33h</text:p>
      <text:p text:style-name="P278">nginx <text:s text:c="11"/>1/1 <text:s/><text:tab/> <text:s text:c="2"/>1 <text:s text:c="6"/><text:tab/><text:tab/> 1 <text:s text:c="14"/>31s</text:p>
      <text:p text:style-name="P278">node-hello <text:s text:c="3"/>1/1 <text:s text:c="3"/><text:tab/> <text:s/>1 <text:s text:c="4"/><text:tab/><text:tab/> <text:s text:c="11"/>1 <text:s text:c="14"/>33h</text:p>
      <text:p text:style-name="P278"/>
      <text:p text:style-name="P300">View the pods in the cluster:</text:p>
      <text:p text:style-name="P278">kubectl get pods</text:p>
      <text:p text:style-name="P278">kubectl get pods --all-namespaces</text:p>
      <text:p text:style-name="P278"/>
      <text:p text:style-name="P278"/>
      <text:p text:style-name="P312">Use port forwarding to access a pod directly:</text:p>
      <text:p text:style-name="P278">root@andrewjobson1c:~# <text:span text:style-name="T1">kubectl port-forward nginx-7cdbd8cdc9-q9x78 8081:80</text:span></text:p>
      <text:p text:style-name="P278">Forwarding from 127.0.0.1:8081 -&gt; 80</text:p>
      <text:p text:style-name="P278">Forwarding from [::1]:8081 -&gt; 80</text:p>
      <text:p text:style-name="P278"/>
      <text:p text:style-name="P278"/>
      <text:p text:style-name="P278"/>
      <text:p text:style-name="P278">root@andrewjobson1c:~# <text:span text:style-name="T1">curl --head http://127.0.0.1:8081</text:span></text:p>
      <text:p text:style-name="P316">HTTP/1.1 200 OK</text:p>
      <text:p text:style-name="P316">Server: nginx/1.17.2</text:p>
      <text:p text:style-name="P316">Date: Wed, 24 Jul 2019 22:17:23 GMT</text:p>
      <text:p text:style-name="P316">Content-Type: text/html</text:p>
      <text:p text:style-name="P316">Content-Length: 612</text:p>
      <text:p text:style-name="P316">Last-Modified: Tue, 23 Jul 2019 11:45:37 GMT</text:p>
      <text:p text:style-name="P316">Connection: keep-alive</text:p>
      <text:p text:style-name="P316">ETag: "5d36f361-264"</text:p>
      <text:p text:style-name="P316">Accept-Ranges: bytes</text:p>
      <text:p text:style-name="P301">Get Logs from a pod:</text:p>
      <text:p text:style-name="P280">^Croot@andrewjobson1c:~#<text:span text:style-name="T1"> kubectl logs pod/nginx-7cdbd8cdc9-q9x78</text:span></text:p>
      <text:p text:style-name="P280">127.0.0.1 - - [24/Jul/2019:22:17:23 +0000] "HEAD / HTTP/1.1" 200 0 "-" "curl/7.47.0" "-"</text:p>
      <text:p text:style-name="P278"/>
      <text:p text:style-name="P278"/>
      <text:p text:style-name="P278"/>
      <text:p text:style-name="Horizontal_20_Line"/>
      <text:p text:style-name="P282"><text:span text:style-name="T31">ReplicaSets:</text:span> Set of pods that all share the same label<text:span text:style-name="T154">s.</text:span></text:p>
      <text:p text:style-name="P282"/>
      <text:p text:style-name="P288">Are missing some of the features that we need to truly have HA and <text:span text:style-name="T177">e</text:span>scalability. To do so we should use Deployments. </text:p>
      <text:p text:style-name="P288"/>
      <text:p text:style-name="P317">apiVersion: apps/v1</text:p>
      <text:p text:style-name="P318">kind: ReplicaSet</text:p>
      <text:p text:style-name="P317">metadata:</text:p>
      <text:p text:style-name="P317"><text:s/><text:span text:style-name="T1"><text:s/>name: frontend</text:span></text:p>
      <text:p text:style-name="P317"><text:s text:c="2"/>labels:</text:p>
      <text:p text:style-name="P317"><text:s text:c="4"/><text:span text:style-name="T1">app: nginx</text:span></text:p>
      <text:p text:style-name="P317"><text:s text:c="4"/><text:span text:style-name="T1">tier: frontend</text:span></text:p>
      <text:p text:style-name="P317">spec:</text:p>
      <text:p text:style-name="P318"><text:s text:c="2"/>replicas: 2</text:p>
      <text:p text:style-name="P317"><text:s text:c="2"/>selector:</text:p>
      <text:p text:style-name="P317"><text:s text:c="4"/>matchLabels:</text:p>
      <text:p text:style-name="P318"><text:soft-page-break/><text:s text:c="6"/>tier: frontend</text:p>
      <text:p text:style-name="P317"><text:s text:c="4"/>matchExpressions:</text:p>
      <text:p text:style-name="P317"><text:s text:c="6"/>- {key: tier, operator: In, values: [frontend]}</text:p>
      <text:p text:style-name="P317"><text:s text:c="2"/>template:</text:p>
      <text:p text:style-name="P317"><text:s text:c="4"/>metadata:</text:p>
      <text:p text:style-name="P317"><text:s text:c="6"/>labels:</text:p>
      <text:p text:style-name="P317"><text:s text:c="8"/>app: nginx</text:p>
      <text:p text:style-name="P317"><text:s text:c="8"/>tier: frontend</text:p>
      <text:p text:style-name="P317"><text:s text:c="4"/>spec:</text:p>
      <text:p text:style-name="P317"><text:s text:c="6"/>containers:</text:p>
      <text:p text:style-name="P318"><text:s text:c="6"/>- name: nginx</text:p>
      <text:p text:style-name="P317"><text:s text:c="7"/><text:span text:style-name="T1"><text:s/>image: darealmc/nginx-k8s:v1</text:span></text:p>
      <text:p text:style-name="P317"><text:s text:c="8"/>ports:</text:p>
      <text:p text:style-name="P317"><text:s text:c="8"/>- containerPort: 80</text:p>
      <text:p text:style-name="P281"/>
      <text:p text:style-name="P283"><text:span text:style-name="T1">Create one: <text:s/></text:span>kubectl create -f replicas-example.yml</text:p>
      <text:p text:style-name="P283"/>
      <text:p text:style-name="P283"><text:span text:style-name="T1">See the info or the replica pods:</text:span> <text:s/>kubectl describe <text:span text:style-name="T1">rs/</text:span>frontend</text:p>
      <text:p text:style-name="P287"/>
      <text:p text:style-name="P287"/>
      <text:p text:style-name="P302">See the IP of one <text:span text:style-name="T155">pod</text:span>: </text:p>
      <text:p text:style-name="P284">kubectl get pods</text:p>
      <text:p text:style-name="P284">kubectl describe pod frontend-9jrcw</text:p>
      <text:p text:style-name="P319">[…]</text:p>
      <text:p text:style-name="P322">IP: <text:s text:c="16"/>10.244.2.15</text:p>
      <text:p text:style-name="P322">Controlled By: <text:s text:c="5"/>ReplicaSet/frontend</text:p>
      <text:p text:style-name="P319">[...]</text:p>
      <text:p text:style-name="P284"/>
      <text:p text:style-name="P303">Check if nginx is running:</text:p>
      <text:p text:style-name="P303"/>
      <text:p text:style-name="P323">curl 10.244.2.15</text:p>
      <text:p text:style-name="P320">&lt;head&gt;</text:p>
      <text:p text:style-name="P320"><text:s text:c="2"/>&lt;h1&gt; This is the Correct container! Congratulations!&lt;/h1&gt;</text:p>
      <text:p text:style-name="P320">&lt;/head&gt;</text:p>
      <text:p text:style-name="P320">&lt;body&gt;</text:p>
      <text:p text:style-name="P320"><text:s text:c="2"/>&lt;img src='k8slogo.png' height="550" width="550"&gt;</text:p>
      <text:p text:style-name="P320">&lt;/body&gt;</text:p>
      <text:p text:style-name="P285"/>
      <text:p text:style-name="P279"/>
      <text:p text:style-name="P324">curl --head 10.244.2.15</text:p>
      <text:p text:style-name="P321">HTTP/1.1 200 OK</text:p>
      <text:p text:style-name="P321">Server: nginx/1.15.7</text:p>
      <text:p text:style-name="P321">Date: Wed, 31 Jul 2019 13:25:47 GMT</text:p>
      <text:p text:style-name="P321">Content-Type: text/html</text:p>
      <text:p text:style-name="P321">Content-Length: 141</text:p>
      <text:p text:style-name="P321">Last-Modified: Sat, 15 Dec 2018 04:13:27 GMT</text:p>
      <text:p text:style-name="P321">Connection: keep-alive</text:p>
      <text:p text:style-name="P321">ETag: "5c147f67-8d"</text:p>
      <text:p text:style-name="P321">Accept-Ranges: bytes</text:p>
      <text:p text:style-name="P278"/>
      <text:p text:style-name="P304">Scale to 4 replicas:</text:p>
      <text:p text:style-name="P286">root@andrewjobson1c:~# <text:span text:style-name="T1">kubectl scale rs/frontend --replicas=4</text:span></text:p>
      <text:p text:style-name="P286">replicaset.extensions/frontend scaled</text:p>
      <text:p text:style-name="P278"/>
      <text:p text:style-name="P300">Reduce to 1 replica:</text:p>
      <text:p text:style-name="P278">root@andrewjobson1c:~# <text:span text:style-name="T1">kubectl scale rs/frontend --replicas=1</text:span></text:p>
      <text:p text:style-name="P278">replicaset.extensions/frontend scaled</text:p>
      <text:p text:style-name="P278"/>
      <text:p text:style-name="P305">Delete the ReplicaSet:</text:p>
      <text:p text:style-name="P289"><text:soft-page-break/>root@andrewjobson1c:~# <text:span text:style-name="T1">kubectl delete rs/frontend</text:span></text:p>
      <text:p text:style-name="P289">replicaset.extensions "frontend" deleted</text:p>
      <text:p text:style-name="P289"/>
      <text:p text:style-name="P278"/>
      <text:p text:style-name="Horizontal_20_Line"/>
      <text:p text:style-name="P314">Logs:</text:p>
      <text:p text:style-name="P290"/>
      <text:p text:style-name="P290"/>
      <text:p text:style-name="P290"/>
      <text:p text:style-name="P306"><text:span text:style-name="T164">1 - </text:span>Clone the metrics server:</text:p>
      <text:p text:style-name="P291">git clone https://github.com/linuxacademy/metrics-server</text:p>
      <text:p text:style-name="P278"/>
      <text:p text:style-name="P307">2 – <text:span text:style-name="T164">Deploy the directory of the repository: </text:span></text:p>
      <text:p text:style-name="P292">kubectl apply -f ~/metrics-server/deploy/1.8+/</text:p>
      <text:p text:style-name="P292"/>
      <text:p text:style-name="P308">3 - <text:s/>Access the metrics API: <text:span text:style-name="T63">Makes sure that the API is responding</text:span></text:p>
      <text:p text:style-name="P293">kubectl get --raw /apis/metrics.k8s.io/</text:p>
      <text:p text:style-name="P293"/>
      <text:p text:style-name="P309">4 – Check status nodes and pods:</text:p>
      <text:p text:style-name="P294">kubectl top nodes</text:p>
      <text:p text:style-name="P294">kubectl top pods --all-namespaces</text:p>
      <text:p text:style-name="P294"/>
      <text:p text:style-name="P310">Get the CPU and memory of pods with a label selector:</text:p>
      <text:p text:style-name="P295">kubectl top pod -l run=<text:span text:style-name="T165">&lt;pod_name&gt;</text:span> </text:p>
      <text:p text:style-name="P295"/>
      <text:p text:style-name="P310">Get the CPU and memory of a specific pod:</text:p>
      <text:p text:style-name="P296">kubectl top pod <text:span text:style-name="T165">&lt;pod_name&gt;</text:span></text:p>
      <text:p text:style-name="P295"/>
      <text:p text:style-name="P310">Get the CPU and memory of the containers inside the pod:</text:p>
      <text:p text:style-name="P297">kubectl top pods <text:span text:style-name="T165">&lt;pod_name&gt;</text:span> --containers</text:p>
      <text:p text:style-name="P297"/>
      <text:p text:style-name="Horizontal_20_Line"/>
      <text:p text:style-name="P341">Upgrading the Kubernetes Cluster</text:p>
      <text:p text:style-name="Standard"/>
      <text:p text:style-name="P26">The CKA curriculum refers to the API Server version, v1.14.1.</text:p>
      <text:p text:style-name="P350"><text:span text:style-name="T65">S</text:span><text:span text:style-name="T49">o you have to look for the kubelet version (server version), 1.13.8 in this example. </text:span></text:p>
      <text:p text:style-name="P38">kubectl version --short</text:p>
      <text:p text:style-name="P26"/>
      <text:p text:style-name="P349"><text:span text:style-name="T65">T</text:span><text:span text:style-name="T49">he process creates new images </text:span><text:span text:style-name="T66">for the </text:span><text:span text:style-name="T67">components: <text:s text:c="4"/>kube-apiserver, kube-controller-manager, kube-scheduler, etcd</text:span></text:p>
      <text:p text:style-name="P39"/>
      <text:p text:style-name="P349"><text:span text:style-name="T67">A</text:span><text:span text:style-name="T49">nd </text:span><text:span text:style-name="T67">will</text:span><text:span text:style-name="T49"> swap to them once are working to minimize the downtime.</text:span></text:p>
      <text:p text:style-name="P25"/>
      <text:p text:style-name="P250">Check versions:</text:p>
      <text:p text:style-name="Standard"/>
      <text:p text:style-name="P220">Kubectl version:<text:tab/> <text:span text:style-name="T166">We need to know the Server Version</text:span></text:p>
      <text:p text:style-name="P344">root@andrewjobson1c:~# <text:span text:style-name="T1">kubectl version --short</text:span></text:p>
      <text:p text:style-name="P344">Client Version: <text:span text:style-name="T1">v1.13.5</text:span></text:p>
      <text:p text:style-name="P344"><text:soft-page-break/>Server Version: <text:span text:style-name="T1">v1.13.8 →</text:span><text:span text:style-name="T18"> API server </text:span><text:span text:style-name="T19">that we need to upgrade</text:span></text:p>
      <text:p text:style-name="Standard"/>
      <text:p text:style-name="P221">Kubelet version:</text:p>
      <text:p text:style-name="P342">root@andrewjobson1c:~# <text:span text:style-name="T1">kubectl get nodes</text:span></text:p>
      <text:p text:style-name="P342">NAME <text:s text:c="28"/>STATUS <text:s text:c="2"/>ROLES <text:s text:c="3"/>AGE <text:s text:c="10"/><text:span text:style-name="T1">VERSION</text:span></text:p>
      <text:p text:style-name="P342">andrewjobson1c.mylabserver.com <text:s text:c="2"/>Ready <text:s text:c="3"/>master <text:s text:c="3"/>10d <text:s/><text:span text:style-name="T1"><text:s/>v1.13.5</text:span></text:p>
      <text:p text:style-name="P342">andrewjobson2c.mylabserver.com <text:s text:c="2"/>Ready <text:s text:c="3"/>&lt;none&gt; <text:s text:c="2"/>10d <text:s text:c="2"/><text:span text:style-name="T1">v1.13.5</text:span></text:p>
      <text:p text:style-name="P342">andrewjobson3c.mylabserver.com <text:s text:c="2"/>Ready <text:s text:c="3"/>&lt;none&gt; <text:s text:c="2"/>10d <text:s text:c="2"/><text:span text:style-name="T1">v1.13.5</text:span></text:p>
      <text:p text:style-name="P23"/>
      <text:p text:style-name="P222">All versions on all servers on the cluster:</text:p>
      <text:p text:style-name="P345">root@andrewjobson1c:~# <text:span text:style-name="T1">kubectl describe nodes |grep -i version</text:span></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5"><text:s/>Kernel Version: <text:s text:c="12"/>4.4.0-1088-aws</text:p>
      <text:p text:style-name="P345"><text:s/>Container Runtime Version: <text:s/>docker://18.6.1</text:p>
      <text:p text:style-name="P345"><text:s/>Kubelet Version: <text:s text:c="11"/>v1.13.5</text:p>
      <text:p text:style-name="P345"><text:s/>Kube-Proxy Version: <text:s text:c="8"/>v1.13.5</text:p>
      <text:p text:style-name="P343"/>
      <text:p text:style-name="P20"/>
      <text:p text:style-name="P222">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251">Upgrade versions:</text:p>
      <text:p text:style-name="P24"/>
      <text:p text:style-name="P224">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23">dpkg --get-selections |grep kube</text:p>
      <text:p text:style-name="P27">kubeadm<text:tab/><text:tab/><text:tab/><text:tab/><text:tab/><text:tab/>install</text:p>
      <text:p text:style-name="P27"/>
      <text:p text:style-name="P223">2 – Install kubeadm:</text:p>
      <text:p text:style-name="P27">sudo apt install -y kubeadm=1.14.1-00</text:p>
      <text:p text:style-name="P21"/>
      <text:p text:style-name="P223">3 – Hold kubeadm again:</text:p>
      <text:p text:style-name="P27">root@andrewjobson1c:~# <text:span text:style-name="T1">apt-mark hold kubeadm</text:span></text:p>
      <text:p text:style-name="P27">kubeadm set on hold.</text:p>
      <text:p text:style-name="P27"/>
      <text:p text:style-name="P225">4 – Confirm the new version:</text:p>
      <text:p text:style-name="P28">root@andrewjobson1c:~#<text:span text:style-name="T1"> kubeadm version</text:span></text:p>
      <text:p text:style-name="P346"><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26">sudo kubeadm upgrade plan</text:p>
      <text:p text:style-name="P347">[…]</text:p>
      <text:p text:style-name="P347">COMPONENT <text:s text:c="7"/>CURRENT <text:s text:c="2"/>AVAILABLE</text:p>
      <text:p text:style-name="P347">API Server <text:s text:c="8"/><text:tab/> <text:s/>v1.13.8 <text:s text:c="2"/>v1.14.4</text:p>
      <text:p text:style-name="P347">Controller Manager <text:s text:c="4"/>v1.13.8 <text:s text:c="2"/>v1.14.4</text:p>
      <text:p text:style-name="P347">Scheduler <text:s text:c="11"/><text:tab/> v1.13.8 <text:s text:c="2"/>v1.14.4</text:p>
      <text:p text:style-name="P347">Kube Proxy <text:s text:c="16"/>v1.13.8 <text:s text:c="2"/>v1.14.4</text:p>
      <text:p text:style-name="P347">CoreDNS <text:s text:c="10"/><text:tab/> 1.2.6 <text:s text:c="4"/>1.3.1</text:p>
      <text:p text:style-name="P347">Etcd <text:s text:c="28"/>3.2.24 <text:s text:c="3"/>3.3.10</text:p>
      <text:p text:style-name="P347"/>
      <text:p text:style-name="P347">You can now apply the upgrade by executing the following command:</text:p>
      <text:p text:style-name="P347"><text:tab/>kubeadm upgrade apply v1.14.4</text:p>
      <text:p text:style-name="P20"/>
      <text:p text:style-name="P22"/>
      <text:p text:style-name="P20">root@andrewjobson1c:~#<text:span text:style-name="T1"> kubeadm upgrade apply v1.14.1</text:span></text:p>
      <text:p text:style-name="P343">[preflight] Running pre-flight checks.</text:p>
      <text:p text:style-name="P343">[upgrade] Making sure the cluster is healthy:</text:p>
      <text:p text:style-name="P343">[upgrade/config] Making sure the configuration is correct:</text:p>
      <text:p text:style-name="P343">[upgrade/config] Reading configuration from the cluster...</text:p>
      <text:p text:style-name="P343">[upgrade/config] FYI: You can look at this config file with 'kubectl -n kube-system get cm kubeadm-config -oyaml'</text:p>
      <text:p text:style-name="P343">[upgrade/version] <text:span text:style-name="T1">You have chosen to change the cluster version to "v1.14.1"</text:span></text:p>
      <text:p text:style-name="P343">[upgrade/versions] Cluster version: v1.13.8</text:p>
      <text:p text:style-name="P343">[upgrade/versions] kubeadm version: v1.14.1</text:p>
      <text:p text:style-name="P343">[upgrade/confirm] <text:span text:style-name="T1">Are you sure you want to proceed with the upgrade? [y/N]: </text:span></text:p>
      <text:p text:style-name="P20"/>
      <text:p text:style-name="P30">[…]</text:p>
      <text:p text:style-name="P348">[upgrade/successful] SUCCESS! Your cluster was upgraded to "v1.14.1". Enjoy!</text:p>
      <text:p text:style-name="P20"/>
      <text:p text:style-name="P20"/>
      <text:p text:style-name="P227">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28">7 – Unhold , Upgrade <text:s/><text:span text:style-name="T167">and hold back </text:span>kubectl:</text:p>
      <text:p text:style-name="P32">apt-mark unhold kubectl</text:p>
      <text:p text:style-name="P32">apt install -y kubectl=1.14.1-00</text:p>
      <text:p text:style-name="P32">apt-mark hold kubectl</text:p>
      <text:p text:style-name="P32"/>
      <text:p text:style-name="P229">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30">8 – Kubelet now:</text:p>
      <text:p text:style-name="P33">apt-mark unhold kubelet</text:p>
      <text:p text:style-name="P33">apt install -y kubelet=1.14.1-00</text:p>
      <text:p text:style-name="P33">apt-mark hold kubelet</text:p>
      <text:p text:style-name="P33"><text:soft-page-break/></text:p>
      <text:p text:style-name="P231">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32">9 – Now do the same to the worker nodes</text:p>
      <text:p text:style-name="P34">Skip the master server parts, points 5 and 6.</text:p>
      <text:p text:style-name="P232"/>
      <text:p text:style-name="P232"/>
      <text:p text:style-name="Horizontal_20_Line"/>
      <text:p text:style-name="P341">Operating System Upgrades within a Kubernetes Cluster:</text:p>
      <text:p text:style-name="Standard"/>
      <text:p text:style-name="P239">Remove a worker node for Maintenance:</text:p>
      <text:p text:style-name="Standard"/>
      <text:p text:style-name="P208">1- Remove the pods of the node avoiding new ones to <text:span text:style-name="T168">be scheduled there:</text:span></text:p>
      <text:p text:style-name="P351">kubectl draing &lt;node_name&gt; --ignore-daemonsets</text:p>
      <text:p text:style-name="P233"/>
      <text:p text:style-name="P233">2- Watch as the node change status:</text:p>
      <text:p text:style-name="P353">kubectl get nodes -w</text:p>
      <text:p text:style-name="P353">You will see the node status as Ready,<text:span text:style-name="T1"> SchedulingDisabled</text:span></text:p>
      <text:p text:style-name="P353"/>
      <text:p text:style-name="P233">3- Schedule pods to the node after the maintenance: </text:p>
      <text:p text:style-name="P353">kubectl uncordon &lt;node_name&gt;</text:p>
      <text:p text:style-name="P353"/>
      <text:p text:style-name="Standard"/>
      <text:p text:style-name="P240">Totally decommission a node:</text:p>
      <text:p text:style-name="Standard"/>
      <text:p text:style-name="P234">1- Drain the node:</text:p>
      <text:p text:style-name="P352">kubectl draing &lt;node_name&gt; --ignore-daemonsets</text:p>
      <text:p text:style-name="Standard"/>
      <text:p text:style-name="P235">2- Delete the node from the cluster:</text:p>
      <text:p text:style-name="P354">kubectl delete node &lt;node_name&gt;</text:p>
      <text:p text:style-name="P354"/>
      <text:p text:style-name="P236">3- Install a new server:</text:p>
      <text:p text:style-name="P355">Install everything, docker,kubeadm,kubectl and kubelet</text:p>
      <text:p text:style-name="P355"/>
      <text:p text:style-name="P236">4- Join it to the cluster:</text:p>
      <text:p text:style-name="P356"><text:span text:style-name="T42">On the master server</text:span>, generate the token: <text:s text:c="2"/>sudo kubeadm token generate</text:p>
      <text:p text:style-name="P356"/>
      <text:p text:style-name="P356"><text:span text:style-name="T42">On the master server, </text:span>generate the join command:</text:p>
      <text:p text:style-name="P356">sudo kubeadm token create &lt;paste the output of the previous command&gt; --<text:span text:style-name="T169">ttl 2h --print-join-command</text:span></text:p>
      <text:p text:style-name="P356"/>
      <text:p text:style-name="P357"><text:span text:style-name="T42">On the new worker node</text:span>, copy the string created on the previous command and paste it on the <text:s text:c="2"/>new worker node.</text:p>
      <text:p text:style-name="P356"/>
      <text:p text:style-name="P358"><text:soft-page-break/><text:span text:style-name="T1">5- Verify that the node has been added correctly: </text:span><text:s/>kubectl get nodes</text:p>
      <text:p text:style-name="Standard"/>
      <text:p text:style-name="Horizontal_20_Line"/>
      <text:p text:style-name="P341">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170">Backing up the etcd Store</text:span></text:a></text:p>
      <text:p text:style-name="Standard"><text:a xlink:type="simple" xlink:href="https://github.com/etcd-io/etcd/blob/master/Documentation/op-guide/recovery.md" text:style-name="Internet_20_link" text:visited-style-name="Visited_20_Internet_20_Link"><text:span text:style-name="T170">etcd Disaster Recovery Examples</text:span></text:a></text:p>
      <text:p text:style-name="Standard"/>
      <text:p text:style-name="P237"><text:span text:style-name="T171">1- </text:span>Get the etcd binaries:</text:p>
      <text:p text:style-name="P359">wget https://github.com/etcd-io/etcd/releases/download/v3.3.12/etcd-v3.3.12-linux-amd64.tar.gz</text:p>
      <text:p text:style-name="P359"/>
      <text:p text:style-name="P237"><text:span text:style-name="T171">2- </text:span>Unzip the compressed binaries:</text:p>
      <text:p text:style-name="P359">tar xvf etcd-v3.3.12-linux-amd64.tar.gz</text:p>
      <text:p text:style-name="P359"/>
      <text:p text:style-name="P237"><text:span text:style-name="T171">3- </text:span>Move the files into /usr/local/bin:</text:p>
      <text:p text:style-name="P359">sudo mv etcd-v3.3.12-linux-amd64/etcd* /usr/local/bin</text:p>
      <text:p text:style-name="P359"/>
      <text:p text:style-name="P237"><text:span text:style-name="T171">4- </text:span>Take a snapshot of the etcd datastore using etcdctl:</text:p>
      <text:p text:style-name="P359">root@andrewjobson1c:~# sudo ETCDCTL_API=3 etcdctl snapshot save snapshot.db --cacert /etc/kubernetes/pki/etcd/server.crt --cert /etc/kubernetes/pki/etcd/ca.crt --key /etc/kubernetes/pki/etcd/ca.key</text:p>
      <text:p text:style-name="P359">Snapshot saved at snapshot.db</text:p>
      <text:p text:style-name="P359"/>
      <text:p text:style-name="P237"><text:span text:style-name="T171">5- </text:span>View the help page for etcdctl:</text:p>
      <text:p text:style-name="P359">ETCDCTL_API=3 etcdctl --help</text:p>
      <text:p text:style-name="P359"/>
      <text:p text:style-name="P237"><text:span text:style-name="T171">6- </text:span>View that the snapshot was successful:</text:p>
      <text:p text:style-name="P359">root@andrewjobson1c:~# ETCDCTL_API=3 etcdctl --write-out=table snapshot status snapshot.db</text:p>
      <text:p text:style-name="P111">+----------+----------+------------+------------+</text:p>
      <text:p text:style-name="P111">| <text:s text:c="2"/>HASH <text:s text:c="2"/>| REVISION | TOTAL KEYS | TOTAL SIZE |</text:p>
      <text:p text:style-name="P111">+----------+----------+------------+-----------------------------+</text:p>
      <text:p text:style-name="P111">| 886df69b | <text:s text:c="6"/>518353 | <text:s text:c="10"/>1021 <text:s text:c="6"/>| <text:s text:c="4"/>4.1 MB <text:tab/> <text:s text:c="5"/>|</text:p>
      <text:p text:style-name="P111">+----------+----------+------------+-----------------------------+</text:p>
      <text:p text:style-name="P359"/>
      <text:p text:style-name="P359"><text:span text:style-name="T20">7- </text:span><text:span text:style-name="T1">Store the snapshot on the certificates folder and do a backup:</text:span></text:p>
      <text:p text:style-name="P359">/etc/kubernetes/pki/etcd/</text:p>
      <text:p text:style-name="P359">sudo tar -zcvf etcd.tar.gz etcd</text:p>
      <text:p text:style-name="P359"/>
      <text:p text:style-name="P359"/>
      <text:p text:style-name="P237"><text:span text:style-name="T171">8- </text:span>Copy the etcd directory outside of the server</text:p>
      <text:p text:style-name="P237"/>
      <text:p text:style-name="P237"/>
      <text:p text:style-name="P238">Restore:</text:p>
      <text:p text:style-name="P35">To do the restore operation you need the datastore snapshot and all the certificates files.</text:p>
      <text:p text:style-name="P35"/>
      <text:p text:style-name="P35">When you do the restore <text:span text:style-name="T172">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172">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360"><text:span text:style-name="T68">Security: </text:span><text:a xlink:type="simple" xlink:href="https://github.com/kabachook/k8s-security?utm_sq=g7fg3gt0uh" text:style-name="Internet_20_link" text:visited-style-name="Visited_20_Internet_20_Link">https://github.com/kabachook/k8s-security?utm_sq=g7fg3gt0uh</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8-20T12:41:35.711244322</dc:date>
    <meta:editing-duration>P5DT7H6M7S</meta:editing-duration>
    <meta:editing-cycles>578</meta:editing-cycles>
    <meta:generator>LibreOffice/6.0.7.3$Linux_X86_64 LibreOffice_project/00m0$Build-3</meta:generator>
    <meta:document-statistic meta:table-count="1" meta:image-count="4" meta:object-count="0" meta:page-count="28" meta:paragraph-count="806" meta:word-count="5539" meta:character-count="39996" meta:non-whitespace-character-count="33324"/>
  </office:meta>
</office:document-meta>
</file>